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2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5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5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62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6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6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67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officeooo:paragraph-rsid="0021d944"/>
    </style:style>
    <style:style style:name="P80" style:family="paragraph" style:parent-style-name="Standard">
      <style:paragraph-properties style:line-height-at-least="0.503cm"/>
    </style:style>
    <style:style style:name="P81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93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9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95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fff" style:font-size-asian="16pt" style:font-weight-asian="bold" style:font-size-complex="16pt" style:font-weight-complex="bold"/>
    </style:style>
    <style:style style:name="P96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97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9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0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07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08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09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10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11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12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13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14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15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16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1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1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19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20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21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2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5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26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28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29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30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31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32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33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34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35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36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37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38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39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40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41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42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43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44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45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46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47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48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51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53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154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155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156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58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60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62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64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66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68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169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170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171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P172" style:family="paragraph" style:parent-style-name="Standard">
      <style:paragraph-properties style:line-height-at-least="0.503cm" fo:text-align="justify" style:justify-single-word="false"/>
      <style:text-properties officeooo:paragraph-rsid="004e2148"/>
    </style:style>
    <style:style style:name="P173" style:family="paragraph" style:parent-style-name="Standard" style:list-style-name="L40">
      <style:paragraph-properties style:line-height-at-least="0.503cm" fo:text-align="justify" style:justify-single-word="false"/>
      <style:text-properties officeooo:paragraph-rsid="004f5aeb"/>
    </style:style>
    <style:style style:name="P174" style:family="paragraph" style:parent-style-name="Standard">
      <style:paragraph-properties style:line-height-at-least="0.503cm" fo:text-align="justify" style:justify-single-word="false"/>
      <style:text-properties officeooo:paragraph-rsid="004f5aeb"/>
    </style:style>
    <style:style style:name="P175" style:family="paragraph" style:parent-style-name="Standard" style:list-style-name="L41">
      <style:paragraph-properties style:line-height-at-least="0.503cm" fo:text-align="justify" style:justify-single-word="false"/>
      <style:text-properties officeooo:paragraph-rsid="00540a4b"/>
    </style:style>
    <style:style style:name="P176" style:family="paragraph" style:parent-style-name="Standard">
      <style:paragraph-properties style:line-height-at-least="0.503cm" fo:text-align="justify" style:justify-single-word="false"/>
      <style:text-properties officeooo:paragraph-rsid="00540a4b"/>
    </style:style>
    <style:style style:name="P177" style:family="paragraph" style:parent-style-name="Standard" style:list-style-name="L42">
      <style:paragraph-properties style:line-height-at-least="0.503cm" fo:text-align="justify" style:justify-single-word="false"/>
      <style:text-properties officeooo:paragraph-rsid="00540d31"/>
    </style:style>
    <style:style style:name="P178" style:family="paragraph" style:parent-style-name="Standard">
      <style:paragraph-properties style:line-height-at-least="0.503cm" fo:text-align="justify" style:justify-single-word="false"/>
      <style:text-properties officeooo:paragraph-rsid="00540d31"/>
    </style:style>
    <style:style style:name="P17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8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18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18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18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186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8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ce9178" style:font-name="Droid Sans Mono" fo:font-size="10.5pt" fo:font-weight="normal" fo:background-color="#1e1e1e" loext:char-shading-value="0"/>
    </style:style>
    <style:style style:name="T31" style:family="text">
      <style:text-properties fo:color="#808080"/>
    </style:style>
    <style:style style:name="T32" style:family="text">
      <style:text-properties fo:color="#569cd6"/>
    </style:style>
    <style:style style:name="T33" style:family="text">
      <style:text-properties fo:color="#569cd6" style:font-name="Droid Sans Mono" fo:font-size="10.5pt" fo:font-weight="normal" fo:background-color="#1e1e1e" loext:char-shading-value="0"/>
    </style:style>
    <style:style style:name="T34" style:family="text">
      <style:text-properties fo:color="#569cd6" style:font-name="Droid Sans Mono" fo:font-weight="normal" fo:background-color="#1e1e1e" loext:char-shading-value="0"/>
    </style:style>
    <style:style style:name="T35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6" style:family="text">
      <style:text-properties fo:color="#6a9955"/>
    </style:style>
    <style:style style:name="T37" style:family="text">
      <style:text-properties fo:color="#6a9955" style:font-name="Droid Sans Mono" fo:font-weight="normal" fo:background-color="#1e1e1e" loext:char-shading-value="0"/>
    </style:style>
    <style:style style:name="T38" style:family="text">
      <style:text-properties fo:color="#b5cea8"/>
    </style:style>
    <style:style style:name="T39" style:family="text">
      <style:text-properties fo:color="#b5cea8" style:font-name="Droid Sans Mono" fo:font-weight="normal" fo:background-color="#1e1e1e" loext:char-shading-value="0"/>
    </style:style>
    <style:style style:name="T40" style:family="text">
      <style:text-properties fo:color="#b5cea8" style:font-name="Droid Sans Mono" fo:font-size="10.5pt" fo:font-weight="normal" fo:background-color="#1e1e1e" loext:char-shading-value="0"/>
    </style:style>
    <style:style style:name="T41" style:family="text">
      <style:text-properties officeooo:rsid="0021a0c4"/>
    </style:style>
    <style:style style:name="T42" style:family="text">
      <style:text-properties fo:color="#4fc1ff"/>
    </style:style>
    <style:style style:name="T43" style:family="text">
      <style:text-properties fo:color="#4fc1ff" style:font-name="Droid Sans Mono" fo:font-weight="normal" fo:background-color="#1e1e1e" loext:char-shading-value="0"/>
    </style:style>
    <style:style style:name="T44" style:family="text">
      <style:text-properties fo:color="#4fc1ff" style:font-name="Droid Sans Mono" fo:font-size="10.5pt" fo:font-weight="normal" fo:background-color="#1e1e1e" loext:char-shading-value="0"/>
    </style:style>
    <style:style style:name="T45" style:family="text">
      <style:text-properties fo:color="#4ec9b0"/>
    </style:style>
    <style:style style:name="T46" style:family="text">
      <style:text-properties fo:color="#4ec9b0" style:font-name="Droid Sans Mono" fo:font-weight="normal" fo:background-color="#1e1e1e" loext:char-shading-value="0"/>
    </style:style>
    <style:style style:name="T47" style:family="text">
      <style:text-properties officeooo:rsid="0027eb52"/>
    </style:style>
    <style:style style:name="T48" style:family="text">
      <style:text-properties officeooo:rsid="002c1181"/>
    </style:style>
    <style:style style:name="T49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50" style:family="text">
      <style:text-properties officeooo:rsid="00383ebd"/>
    </style:style>
    <style:style style:name="T51" style:family="text">
      <style:text-properties fo:color="#c586c0"/>
    </style:style>
    <style:style style:name="T52" style:family="text">
      <style:text-properties officeooo:rsid="0039d3a7"/>
    </style:style>
    <style:style style:name="T53" style:family="text">
      <style:text-properties officeooo:rsid="003c4d6c"/>
    </style:style>
    <style:style style:name="T54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9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60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61" style:family="text">
      <style:text-properties officeooo:rsid="004da59a"/>
    </style:style>
    <style:style style:name="T62" style:family="text">
      <style:text-properties officeooo:rsid="004e21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2560147287" text:style-name="L1">
        <text:list-item>
          <text:p text:style-name="P106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75553098894877" text:continue-numbering="true" text:style-name="L1">
        <text:list-item>
          <text:p text:style-name="P106">JavaScript</text:p>
        </text:list-item>
      </text:list>
      <text:list xml:id="list4008812639" text:style-name="L2">
        <text:list-item>
          <text:p text:style-name="P117">JavaScript <text:span text:style-name="T13">Core</text:span></text:p>
          <text:list>
            <text:list-item>
              <text:p text:style-name="P122">linguagem de programação que roda Navegador do usuário (front-end):</text:p>
              <text:list>
                <text:list-item>
                  <text:p text:style-name="P122">Se você clicar em algum botão da página e aparece uma janela. Isso é o JavaScript.</text:p>
                </text:list-item>
                <text:list-item>
                  <text:p text:style-name="P123">Alteração do site ou aplicativo, conforme a interação do usuário.</text:p>
                </text:list-item>
              </text:list>
            </text:list-item>
            <text:list-item>
              <text:p text:style-name="P123">Roda também no computador (back-end)</text:p>
            </text:list-item>
          </text:list>
        </text:list-item>
        <text:list-item>
          <text:p text:style-name="P117">O que podemos fazer?</text:p>
          <text:list>
            <text:list-item>
              <text:p text:style-name="P123">Podemos criar aplicações web, mobile (React Native), desktop (Electron);</text:p>
            </text:list-item>
            <text:list-item>
              <text:p text:style-name="P123">Empresas famosas que usam:</text:p>
              <text:list>
                <text:list-item>
                  <text:p text:style-name="P123">Facebook (Instagram, WhatsApp);</text:p>
                </text:list-item>
                <text:list-item>
                  <text:p text:style-name="P123">Google (Youtube, Gmail, Drive);</text:p>
                </text:list-item>
                <text:list-item>
                  <text:p text:style-name="P123">Uber;</text:p>
                </text:list-item>
                <text:list-item>
                  <text:p text:style-name="P123">Netflix</text:p>
                </text:list-item>
                <text:list-item>
                  <text:p text:style-name="P123">TikTok</text:p>
                </text:list-item>
                <text:list-item>
                  <text:p text:style-name="P123">…</text:p>
                </text:list-item>
              </text:list>
            </text:list-item>
            <text:list-item>
              <text:p text:style-name="P123">99.99% dos sites na web usam JavaScript;</text:p>
            </text:list-item>
            <text:list-item>
              <text:p text:style-name="P123">Linguagem obrigatória para quem programa o Front-end Web.</text:p>
            </text:list-item>
          </text:list>
        </text:list-item>
        <text:list-item>
          <text:p text:style-name="P118">Evolução</text:p>
          <text:list>
            <text:list-item>
              <text:p text:style-name="P122">A comunidade cresce cada vez mais e a linguagem está sempre evoluindo.</text:p>
            </text:list-item>
          </text:list>
        </text:list-item>
        <text:list-item>
          <text:p text:style-name="P118">O que vamos ver o curso?</text:p>
          <text:list>
            <text:list-item>
              <text:p text:style-name="P122">Tipos de dados</text:p>
            </text:list-item>
            <text:list-item>
              <text:p text:style-name="P122">Variáveis</text:p>
            </text:list-item>
            <text:list-item>
              <text:p text:style-name="P122">Funções</text:p>
            </text:list-item>
            <text:list-item>
              <text:p text:style-name="P122">Condicionais</text:p>
            </text:list-item>
            <text:list-item>
              <text:p text:style-name="P122">Estruturas de repetição</text:p>
            </text:list-item>
            <text:list-item>
              <text:p text:style-name="P122">…</text:p>
            </text:list-item>
          </text:list>
        </text:list-item>
        <text:list-item>
          <text:p text:style-name="P118">Como vai funcionar a dinâmica do curso?</text:p>
          <text:list>
            <text:list-item>
              <text:p text:style-name="P122">Treino de futebol</text:p>
            </text:list-item>
            <text:list-item>
              <text:p text:style-name="P122">Treino de artes marciais</text:p>
            </text:list-item>
            <text:list-item>
              <text:p text:style-name="P122">Conceitos e fundamentos</text:p>
            </text:list-item>
            <text:list-item>
              <text:p text:style-name="P122">Prática</text:p>
            </text:list-item>
            <text:list-item>
              <text:p text:style-name="P122">Revisão</text:p>
            </text:list-item>
          </text:list>
        </text:list-item>
      </text:list>
      <text:p text:style-name="P7"/>
      <text:p text:style-name="P99">Guias estelares</text:p>
      <text:p text:style-name="P31"><text:span text:style-name="T1">O guia estelar de </text:span><text:span text:style-name="T2">JavaScript</text:span></text:p>
      <text:p text:style-name="P3">Primeiros Passos</text:p>
      <text:list xml:id="list4220453585" text:style-name="L3">
        <text:list-item>
          <text:p text:style-name="P107">Sintaxe</text:p>
        </text:list-item>
      </text:list>
      <text:list xml:id="list2653242526" text:style-name="L4">
        <text:list-item>
          <text:p text:style-name="P119">A importância da Sintaxe<text:span text:style-name="T14"> – escrever texto de uma maneira correta.</text:span></text:p>
          <text:list>
            <text:list-item>
              <text:p text:style-name="P124">Toda linguagem tem;</text:p>
            </text:list-item>
            <text:list-item>
              <text:p text:style-name="P124">Uma boa comunicação necessita de uma boa sintaxe;</text:p>
            </text:list-item>
            <text:list-item>
              <text:p text:style-name="P124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75552262169543" text:continue-list="list4220453585" text:style-name="L3">
        <text:list-item>
          <text:p text:style-name="P108">Maneiras de executar o JavaScript</text:p>
        </text:list-item>
      </text:list>
      <text:list xml:id="list108950398" text:style-name="L5">
        <text:list-item>
          <text:p text:style-name="P125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25"><text:a xlink:type="simple" xlink:href="https://codepen.io/" text:style-name="Internet_20_link" text:visited-style-name="Visited_20_Internet_20_Link">https://codepen.io/</text:a></text:p>
        </text:list-item>
        <text:list-item>
          <text:p text:style-name="P125">Visual Studio Code</text:p>
        </text:list-item>
      </text:list>
      <text:p text:style-name="P12"/>
      <text:list xml:id="list75552339687600" text:continue-list="list75552262169543" text:style-name="L3">
        <text:list-item>
          <text:p text:style-name="P109">Adicionando arquivos JS</text:p>
        </text:list-item>
      </text:list>
      <text:list xml:id="list1412642565" text:style-name="L6">
        <text:list-item>
          <text:p text:style-name="P126">HTML</text:p>
        </text:list-item>
      </text:list>
      <text:p text:style-name="P40"><text:span text:style-name="T31">&lt;!</text:span><text:span text:style-name="T32">DOCTYPE</text:span> <text:span text:style-name="T16">html</text:span><text:span text:style-name="T31">&gt;</text:span></text:p>
      <text:p text:style-name="P51"><text:span text:style-name="T31">&lt;</text:span><text:span text:style-name="T32">html</text:span> <text:span text:style-name="T16">lang</text:span>=<text:span text:style-name="T28">"en"</text:span><text:span text:style-name="T31">&gt;</text:span></text:p>
      <text:p text:style-name="P51"><text:span text:style-name="T31">&lt;</text:span><text:span text:style-name="T32">head</text:span><text:span text:style-name="T31">&gt;</text:span></text:p>
      <text:p text:style-name="P51"><text:span text:style-name="T31">&lt;</text:span><text:span text:style-name="T32">meta</text:span> <text:span text:style-name="T16">charset</text:span>=<text:span text:style-name="T28">"UTF-8"</text:span><text:span text:style-name="T31">&gt;</text:span></text:p>
      <text:p text:style-name="P51"><text:span text:style-name="T31">&lt;</text:span><text:span text:style-name="T32">meta</text:span> <text:span text:style-name="T16">http-equiv</text:span>=<text:span text:style-name="T28">"X-UA-Compatible"</text:span> <text:span text:style-name="T16">content</text:span>=<text:span text:style-name="T28">"IE=edge"</text:span><text:span text:style-name="T31">&gt;</text:span></text:p>
      <text:p text:style-name="P51"><text:span text:style-name="T31">&lt;</text:span><text:span text:style-name="T32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1">&gt;</text:span></text:p>
      <text:p text:style-name="P51"><text:span text:style-name="T31">&lt;</text:span><text:span text:style-name="T32">title</text:span><text:span text:style-name="T31">&gt;</text:span>Document<text:span text:style-name="T31">&lt;/</text:span><text:span text:style-name="T32">title</text:span><text:span text:style-name="T31">&gt;</text:span></text:p>
      <text:p text:style-name="P51"><text:span text:style-name="T31">&lt;/</text:span><text:span text:style-name="T32">head</text:span><text:span text:style-name="T31">&gt;</text:span></text:p>
      <text:p text:style-name="P51"><text:span text:style-name="T31">&lt;</text:span><text:span text:style-name="T32">body</text:span><text:span text:style-name="T31">&gt;</text:span></text:p>
      <text:p text:style-name="P62"><text:span text:style-name="T31">&lt;</text:span><text:span text:style-name="T32">script</text:span> <text:span text:style-name="T16">src</text:span>= <text:span text:style-name="T28">"./scripts.js"</text:span><text:span text:style-name="T31">&gt;&lt;/</text:span><text:span text:style-name="T32">script</text:span><text:span text:style-name="T31">&gt;</text:span></text:p>
      <text:p text:style-name="P51"><text:span text:style-name="T31">&lt;/</text:span><text:span text:style-name="T32">body</text:span><text:span text:style-name="T31">&gt;</text:span></text:p>
      <text:p text:style-name="P51"><text:span text:style-name="T31">&lt;/</text:span><text:span text:style-name="T32">html</text:span><text:span text:style-name="T31">&gt;</text:span></text:p>
      <text:p text:style-name="P29"/>
      <text:list xml:id="list1231260696" text:style-name="L7">
        <text:list-item>
          <text:p text:style-name="P127">JAVA SCRIPT</text:p>
        </text:list-item>
      </text:list>
      <text:p text:style-name="P38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63"/>
      <text:list xml:id="list75553368084556" text:continue-list="list75552339687600" text:style-name="L3">
        <text:list-item>
          <text:p text:style-name="P110">Comentários</text:p>
        </text:list-item>
      </text:list>
      <text:p text:style-name="P71">//Aqui eu tenho um comentário em linha</text:p>
      <text:p text:style-name="P76">/*</text:p>
      <text:p text:style-name="P76">Aqui eu tenho um comentário multi linha (bloco)</text:p>
      <text:p text:style-name="P67"/>
      <text:p text:style-name="P76">o código abaixo escreve alguma mensagem no devtools</text:p>
      <text:p text:style-name="P76">*/</text:p>
      <text:p text:style-name="P67"/>
      <text:p text:style-name="P51"><text:span text:style-name="T16">console</text:span>.<text:span text:style-name="T25">log</text:span>(<text:span text:style-name="T28">'Bem vindos ao Starter!!'</text:span>) <text:span text:style-name="T36">//algum cometário console.log('iria ignorar')</text:span></text:p>
      <text:p text:style-name="P51"><text:span text:style-name="T16">console</text:span>.<text:span text:style-name="T25">log</text:span>(<text:span text:style-name="T28">'não iria ignorar'</text:span>)</text:p>
      <text:p text:style-name="P8"/>
      <text:p text:style-name="P100">Guias estelares</text:p>
      <text:p text:style-name="P32"><text:span text:style-name="T1">O guia estelar de </text:span><text:span text:style-name="T2">JavaScript</text:span></text:p>
      <text:p text:style-name="P4">Tipos de dados</text:p>
      <text:list xml:id="list2329897156" text:style-name="L8">
        <text:list-item>
          <text:p text:style-name="P111">Introdução</text:p>
        </text:list-item>
      </text:list>
      <text:list xml:id="list2833799897" text:style-name="L9">
        <text:list-item>
          <text:p text:style-name="P120">Tipos de dados</text:p>
          <text:list>
            <text:list-item>
              <text:p text:style-name="P128">Gramática:</text:p>
              <text:list>
                <text:list-item>
                  <text:p text:style-name="P128">Elementos da linguagem e suas combinações</text:p>
                </text:list-item>
                <text:list-item>
                  <text:p text:style-name="P128">A arte de falar e escrever corretamente</text:p>
                </text:list-item>
              </text:list>
            </text:list-item>
            <text:list-item>
              <text:p text:style-name="P128">Vocabulário:</text:p>
              <text:list>
                <text:list-item>
                  <text:p text:style-name="P128">Conjunto de termos e expressões</text:p>
                </text:list-item>
                <text:list-item>
                  <text:p text:style-name="P128">Agrupamento de palavras</text:p>
                </text:list-item>
              </text:list>
            </text:list-item>
            <text:list-item>
              <text:p text:style-name="P128">Precisamos saber como escrever</text:p>
            </text:list-item>
            <text:list-item>
              <text:p text:style-name="P128">Precisamos saber os significados</text:p>
            </text:list-item>
            <text:list-item>
              <text:p text:style-name="P128">Precisamos continuar aprendendo, para crescer nosso vocabulário</text:p>
            </text:list-item>
          </text:list>
        </text:list-item>
        <text:list-item>
          <text:p text:style-name="P120">Como vai ser a dinâmica do aprendizado?</text:p>
          <text:list>
            <text:list-item>
              <text:p text:style-name="P128">Conceitos e escrita</text:p>
            </text:list-item>
            <text:list-item>
              <text:p text:style-name="P128">Vamos aprender os tipos de dados utilizados na linguagem</text:p>
              <text:list>
                <text:list-item>
                  <text:p text:style-name="P128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75552922733767" text:continue-list="list2329897156" text:style-name="L8">
        <text:list-item>
          <text:p text:style-name="P111">String</text:p>
        </text:list-item>
      </text:list>
      <text:list xml:id="list3191747865" text:style-name="L10">
        <text:list-item>
          <text:p text:style-name="P129">Cadeia de caracteres</text:p>
          <text:list>
            <text:list-item>
              <text:p text:style-name="P129">“” aspas duplas</text:p>
            </text:list-item>
            <text:list-item>
              <text:p text:style-name="P129">‘’ aspas simples</text:p>
            </text:list-item>
            <text:list-item>
              <text:p text:style-name="P129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1"><text:span text:style-name="T16">console</text:span>.<text:span text:style-name="T25">log</text:span>(<text:span text:style-name="T28">"Thiago Carlos"</text:span>)</text:p>
      <text:p text:style-name="P51"><text:span text:style-name="T16">console</text:span>.<text:span text:style-name="T25">log</text:span>(<text:span text:style-name="T28">'Limeira da Silva'</text:span>)</text:p>
      <text:p text:style-name="P51"><text:span text:style-name="T16">console</text:span>.<text:span text:style-name="T25">log</text:span>(<text:span text:style-name="T28">`com crases eu posso </text:span></text:p>
      <text:p text:style-name="P67"/>
      <text:p text:style-name="P78">quebrar linha</text:p>
      <text:p text:style-name="P67"/>
      <text:p text:style-name="P51"><text:span text:style-name="T28">`</text:span>)</text:p>
      <text:p text:style-name="P67"/>
      <text:p text:style-name="P51"><text:span text:style-name="T16">console</text:span>.<text:span text:style-name="T25">log</text:span>(<text:span text:style-name="T28">"um 'exemplo'com asplas duplas"</text:span>)</text:p>
      <text:p text:style-name="P51"><text:span text:style-name="T16">console</text:span>.<text:span text:style-name="T25">log</text:span>(<text:span text:style-name="T28">'um "exemplo" com aspas simples'</text:span>)</text:p>
      <text:p text:style-name="P51"><text:span text:style-name="T16">console</text:span>.<text:span text:style-name="T25">log</text:span>(<text:span text:style-name="T28">`um "exemplo" com 'crases'`</text:span>)</text:p>
      <text:p text:style-name="P14"/>
      <text:list xml:id="list75552772471270" text:continue-list="list75552922733767" text:style-name="L8">
        <text:list-item>
          <text:p text:style-name="P111">Number</text:p>
        </text:list-item>
      </text:list>
      <text:list xml:id="list3082416931" text:style-name="L11">
        <text:list-item>
          <text:p text:style-name="P141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2"><text:span text:style-name="T16">console</text:span>.<text:span text:style-name="T25">log</text:span>(<text:span text:style-name="T38">33</text:span>)</text:p>
      <text:p text:style-name="P51"><text:span text:style-name="T16">console</text:span>.<text:span text:style-name="T25">log</text:span>(-<text:span text:style-name="T38">33</text:span>)</text:p>
      <text:p text:style-name="P51"><text:span text:style-name="T16">console</text:span>.<text:span text:style-name="T25">log</text:span>(<text:span text:style-name="T38">12.5</text:span>)</text:p>
      <text:p text:style-name="P51"><text:soft-page-break/><text:span text:style-name="T16">console</text:span>.<text:span text:style-name="T25">log</text:span>(<text:span text:style-name="T38">12</text:span> + <text:span text:style-name="T38">12</text:span>)</text:p>
      <text:p text:style-name="P51"><text:span text:style-name="T16">console</text:span>.<text:span text:style-name="T25">log</text:span>(<text:span text:style-name="T38">15</text:span> / <text:span text:style-name="T38">3</text:span>)</text:p>
      <text:p text:style-name="P51"><text:span text:style-name="T16">console</text:span>.<text:span text:style-name="T25">log</text:span>(<text:span text:style-name="T38">15</text:span> / <text:span text:style-name="T28">"axsd"</text:span>)</text:p>
      <text:p text:style-name="P39"><text:span text:style-name="T16">console</text:span><text:span text:style-name="T22">.</text:span><text:span text:style-name="T25">log</text:span><text:span text:style-name="T22">(</text:span><text:span text:style-name="T38">12</text:span><text:span text:style-name="T22"> === </text:span><text:span text:style-name="T16">Infinity</text:span><text:span text:style-name="T22">)</text:span></text:p>
      <text:p text:style-name="P15"/>
      <text:list xml:id="list75554208166576" text:continue-list="list75552772471270" text:style-name="L8">
        <text:list-item>
          <text:p text:style-name="P111">Boolean</text:p>
        </text:list-item>
      </text:list>
      <text:list xml:id="list1861837116" text:style-name="L12">
        <text:list-item>
          <text:p text:style-name="P121">Boolean - Booleano</text:p>
          <text:list>
            <text:list-item>
              <text:p text:style-name="P130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3"><text:span text:style-name="T16">console</text:span>.<text:span text:style-name="T25">log</text:span>(<text:span text:style-name="T32">true</text:span>)</text:p>
      <text:p text:style-name="P39"><text:span text:style-name="T16">console</text:span><text:span text:style-name="T22">.</text:span><text:span text:style-name="T25">log</text:span><text:span text:style-name="T22">(</text:span><text:span text:style-name="T32">false</text:span><text:span text:style-name="T22">)</text:span></text:p>
      <text:p text:style-name="P16"/>
      <text:list xml:id="list75553916859880" text:continue-list="list75554208166576" text:style-name="L8">
        <text:list-item>
          <text:p text:style-name="P112">Unde<text:span text:style-name="T41">fined vs null</text:span></text:p>
        </text:list-item>
      </text:list>
      <text:list xml:id="list429113562" text:style-name="L13">
        <text:list-item>
          <text:p text:style-name="P131">undefined</text:p>
          <text:list>
            <text:list-item>
              <text:p text:style-name="P131">indefinido - não existe</text:p>
            </text:list-item>
          </text:list>
        </text:list-item>
        <text:list-item>
          <text:p text:style-name="P131">null</text:p>
          <text:list>
            <text:list-item>
              <text:p text:style-name="P131">nulo</text:p>
            </text:list-item>
            <text:list-item>
              <text:p text:style-name="P131">objeto que não possui nada</text:p>
            </text:list-item>
            <text:list-item>
              <text:p text:style-name="P131">diferente de indefinido</text:p>
            </text:list-item>
          </text:list>
        </text:list-item>
        <text:list-item>
          <text:p text:style-name="P131">null !== undefinedfined vs null</text:p>
        </text:list-item>
      </text:list>
      <text:p text:style-name="P17"/>
      <text:p text:style-name="P44"><text:span text:style-name="T16">console</text:span>.<text:span text:style-name="T25">log</text:span>(<text:span text:style-name="T32">undefined</text:span>)</text:p>
      <text:p text:style-name="P51"><text:span text:style-name="T16">console</text:span>.<text:span text:style-name="T25">log</text:span>(<text:span text:style-name="T32">null</text:span>)</text:p>
      <text:p text:style-name="P51"><text:span text:style-name="T16">console</text:span>.<text:span text:style-name="T25">log</text:span>(<text:span text:style-name="T32">null</text:span> === <text:span text:style-name="T32">undefined</text:span>) <text:span text:style-name="T36">//igual</text:span></text:p>
      <text:p text:style-name="P39"><text:span text:style-name="T16">console</text:span><text:span text:style-name="T22">.</text:span><text:span text:style-name="T25">log</text:span><text:span text:style-name="T22">(</text:span><text:span text:style-name="T32">null</text:span><text:span text:style-name="T22"> !== </text:span><text:span text:style-name="T32">undefined</text:span><text:span text:style-name="T22">) </text:span><text:span text:style-name="T36">// diferente</text:span></text:p>
      <text:p text:style-name="P18"/>
      <text:list xml:id="list75552241852088" text:continue-list="list75553916859880" text:style-name="L8">
        <text:list-item>
          <text:p text:style-name="P111">Object</text:p>
        </text:list-item>
      </text:list>
      <text:list xml:id="list2776601285" text:style-name="L14">
        <text:list-item>
          <text:p text:style-name="P132">Object</text:p>
          <text:list>
            <text:list-item>
              <text:p text:style-name="P143"><text:span text:style-name="T4">Objet</text:span><text:span text:style-name="T5">o</text:span></text:p>
            </text:list-item>
            <text:list-item>
              <text:p text:style-name="P132">Dado estrutural</text:p>
            </text:list-item>
            <text:list-item>
              <text:p text:style-name="P132">Proriedades / Atributos</text:p>
            </text:list-item>
            <text:list-item>
              <text:p text:style-name="P132">Funcionalidades / Métodos</text:p>
            </text:list-item>
          </text:list>
        </text:list-item>
        <text:list-item>
          <text:p text:style-name="P132">{propriedade: "valor"}</text:p>
        </text:list-item>
      </text:list>
      <text:p text:style-name="P19"/>
      <text:p text:style-name="P60"><text:span text:style-name="T16">console</text:span>.<text:span text:style-name="T25">log</text:span>({</text:p>
      <text:p text:style-name="P51"><text:span text:style-name="T16"><text:tab/>name:</text:span> <text:span text:style-name="T28">"Thiago"</text:span>,</text:p>
      <text:p text:style-name="P51"><text:span text:style-name="T16"><text:tab/>idade:</text:span> <text:span text:style-name="T38">33</text:span>,</text:p>
      <text:p text:style-name="P51"><text:span text:style-name="T25"><text:tab/>andar</text:span><text:span text:style-name="T16">:</text:span> <text:span text:style-name="T32">function</text:span>(){</text:p>
      <text:p text:style-name="P51"><text:span text:style-name="T16"><text:tab/><text:tab/>console</text:span>.<text:span text:style-name="T25">log</text:span>(<text:span text:style-name="T28">'andar'</text:span>)</text:p>
      <text:p text:style-name="P51"><text:tab/>}</text:p>
      <text:p text:style-name="P51">})</text:p>
      <text:p text:style-name="P79"/>
      <text:p text:style-name="P19"/>
      <text:list xml:id="list75553183714418" text:continue-list="list75552241852088" text:style-name="L8">
        <text:list-item>
          <text:p text:style-name="P111">Array</text:p>
        </text:list-item>
      </text:list>
      <text:list xml:id="list4148477961" text:style-name="L15">
        <text:list-item>
          <text:p text:style-name="P133">Array (vetores)</text:p>
        </text:list-item>
      </text:list>
      <text:list xml:id="list226223174" text:style-name="L16">
        <text:list-item>
          <text:list>
            <text:list-item>
              <text:p text:style-name="P134">Uma lista</text:p>
            </text:list-item>
          </text:list>
        </text:list-item>
      </text:list>
      <text:list xml:id="list75553710763390" text:continue-list="list4148477961" text:style-name="L15">
        <text:list-item>
          <text:list>
            <text:list-item>
              <text:p text:style-name="P133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5"><text:soft-page-break/><text:span text:style-name="T16">console</text:span>.<text:span text:style-name="T25">log</text:span>([<text:span text:style-name="T28">"Thiago"</text:span>, <text:span text:style-name="T38">33</text:span>])</text:p>
      <text:p text:style-name="P51"><text:span text:style-name="T16">console</text:span>.<text:span text:style-name="T25">log</text:span>([</text:p>
      <text:p text:style-name="P51"><text:span text:style-name="T28"><text:tab/>"leite"</text:span>,</text:p>
      <text:p text:style-name="P51"><text:span text:style-name="T28"><text:tab/>"ovos"</text:span>,</text:p>
      <text:p text:style-name="P51"><text:span text:style-name="T38"><text:tab/>2</text:span>,</text:p>
      <text:p text:style-name="P51"><text:span text:style-name="T38"><text:tab/>3</text:span>,</text:p>
      <text:p text:style-name="P51">])</text:p>
      <text:p text:style-name="P20"/>
      <text:list xml:id="list75553492282183" text:continue-list="list75553183714418" text:style-name="L8">
        <text:list-item>
          <text:p text:style-name="P111">Conclusão</text:p>
        </text:list-item>
      </text:list>
      <text:list xml:id="list3581802866" text:style-name="L17">
        <text:list-item>
          <text:p text:style-name="P135">Tipos de dados</text:p>
        </text:list-item>
      </text:list>
      <text:p text:style-name="P21"><text:tab/>Conforme o ECMAScrept standard temos 9 tipos de dados:</text:p>
      <text:list xml:id="list2918938575" text:style-name="L18">
        <text:list-item>
          <text:list>
            <text:list-item>
              <text:p text:style-name="P136">Data types</text:p>
              <text:list>
                <text:list-item>
                  <text:p text:style-name="P136">Primitive / Primitive value</text:p>
                </text:list-item>
                <text:list-item>
                  <text:p text:style-name="P136">Structural</text:p>
                </text:list-item>
                <text:list-item>
                  <text:p text:style-name="P136">Structural Primitive</text:p>
                </text:list-item>
              </text:list>
            </text:list-item>
          </text:list>
        </text:list-item>
        <text:list-item>
          <text:p text:style-name="P136">Primitivos</text:p>
          <text:list>
            <text:list-item>
              <text:p text:style-name="P136">String</text:p>
            </text:list-item>
            <text:list-item>
              <text:p text:style-name="P136">Number</text:p>
            </text:list-item>
            <text:list-item>
              <text:p text:style-name="P136">Boolean</text:p>
            </text:list-item>
            <text:list-item>
              <text:p text:style-name="P136">undefined</text:p>
            </text:list-item>
            <text:list-item>
              <text:p text:style-name="P136">Symbol</text:p>
            </text:list-item>
            <text:list-item>
              <text:p text:style-name="P136">BigInt</text:p>
            </text:list-item>
          </text:list>
        </text:list-item>
        <text:list-item>
          <text:p text:style-name="P136">Estruturais</text:p>
          <text:list>
            <text:list-item>
              <text:p text:style-name="P136">Object</text:p>
              <text:list>
                <text:list-item>
                  <text:p text:style-name="P136">Array</text:p>
                </text:list-item>
                <text:list-item>
                  <text:p text:style-name="P136">Map</text:p>
                </text:list-item>
                <text:list-item>
                  <text:p text:style-name="P136">SetembroDate</text:p>
                </text:list-item>
                <text:list-item>
                  <text:p text:style-name="P136">…</text:p>
                </text:list-item>
              </text:list>
            </text:list-item>
            <text:list-item>
              <text:p text:style-name="P136">Function</text:p>
            </text:list-item>
          </text:list>
        </text:list-item>
        <text:list-item>
          <text:p text:style-name="P136">primitivo Estrutural / Structural Root Primitive</text:p>
          <text:list>
            <text:list-item>
              <text:p text:style-name="P136">null</text:p>
            </text:list-item>
          </text:list>
        </text:list-item>
      </text:list>
      <text:p text:style-name="P21"/>
      <text:p text:style-name="P101">Guias estelares</text:p>
      <text:p text:style-name="P33"><text:span text:style-name="T1">O guia estelar de </text:span><text:span text:style-name="T2">JavaScript</text:span></text:p>
      <text:p text:style-name="P5">Variáveis</text:p>
      <text:list xml:id="list2861332170" text:style-name="L19">
        <text:list-item>
          <text:p text:style-name="P113">Conhecendo as variáveis</text:p>
        </text:list-item>
      </text:list>
      <text:list xml:id="list3945473212" text:style-name="L20">
        <text:list-item>
          <text:p text:style-name="P137">Variáveis</text:p>
          <text:list>
            <text:list-item>
              <text:p text:style-name="P137">Nomes simbólicos para receber algum valor;</text:p>
            </text:list-item>
            <text:list-item>
              <text:p text:style-name="P137">Atalhos de código;</text:p>
            </text:list-item>
            <text:list-item>
              <text:p text:style-name="P137">Identificadores;</text:p>
            </text:list-item>
            <text:list-item>
              <text:p text:style-name="P137">3 palavras reservadas para criar uma variável:</text:p>
              <text:list>
                <text:list-item>
                  <text:p text:style-name="P137">var</text:p>
                </text:list-item>
                <text:list-item>
                  <text:p text:style-name="P137">let</text:p>
                </text:list-item>
                <text:list-item>
                  <text:p text:style-name="P137">const</text:p>
                </text:list-item>
              </text:list>
            </text:list-item>
          </text:list>
        </text:list-item>
      </text:list>
      <text:p text:style-name="P22"/>
      <text:p text:style-name="P77">// var</text:p>
      <text:p text:style-name="P51"><text:span text:style-name="T32">var</text:span> <text:span text:style-name="T16">clima</text:span> = <text:span text:style-name="T28">"Quente"</text:span></text:p>
      <text:p text:style-name="P51"><text:span text:style-name="T16">clima</text:span> = <text:span text:style-name="T28">"Frio"</text:span></text:p>
      <text:p text:style-name="P67"/>
      <text:p text:style-name="P51"><text:span text:style-name="T16">console</text:span>.<text:span text:style-name="T25">log</text:span>(<text:span text:style-name="T16">clima</text:span>)</text:p>
      <text:p text:style-name="P67"/>
      <text:p text:style-name="P76">// let</text:p>
      <text:p text:style-name="P51"><text:span text:style-name="T32">let</text:span> <text:span text:style-name="T16">dia</text:span> = <text:span text:style-name="T28">"Wednesday"</text:span></text:p>
      <text:p text:style-name="P51"><text:span text:style-name="T16">dia</text:span> = <text:span text:style-name="T28">"Friday"</text:span></text:p>
      <text:p text:style-name="P67"/>
      <text:p text:style-name="P51"><text:span text:style-name="T16">console</text:span>.<text:span text:style-name="T25">log</text:span>(<text:span text:style-name="T16">dia</text:span>)</text:p>
      <text:p text:style-name="P67"/>
      <text:p text:style-name="P76">// cont - não pode mudar o valor</text:p>
      <text:p text:style-name="P51"><text:span text:style-name="T32">const</text:span> <text:span text:style-name="T42">mes</text:span> = <text:span text:style-name="T28">"April"</text:span></text:p>
      <text:p text:style-name="P76">//mes = "Octuber"</text:p>
      <text:p text:style-name="P67"/>
      <text:p text:style-name="P67"><text:span text:style-name="T18">console</text:span><text:span text:style-name="T24">.</text:span><text:span text:style-name="T27">log</text:span><text:span text:style-name="T24">(</text:span><text:span text:style-name="T43">mes</text:span><text:span text:style-name="T24">)</text:span></text:p>
      <text:p text:style-name="P22"/>
      <text:list xml:id="list75553045753138" text:continue-list="list2861332170" text:style-name="L19">
        <text:list-item>
          <text:p text:style-name="P113">Tipos dinâmicos</text:p>
        </text:list-item>
      </text:list>
      <text:list xml:id="list4056094516" text:style-name="L21">
        <text:list-item>
          <text:p text:style-name="P138">O JS é uma linguagem fracamente tipada e dinâmica:</text:p>
          <text:list>
            <text:list-item>
              <text:p text:style-name="P138">Variáveis não precisam ter um tipo previamente definido;</text:p>
            </text:list-item>
            <text:list-item>
              <text:p text:style-name="P138">Podemos mudar o conteúdo da variável.</text:p>
            </text:list-item>
          </text:list>
        </text:list-item>
      </text:list>
      <text:p text:style-name="P23"/>
      <text:p text:style-name="P66"><text:span text:style-name="T32">let</text:span> <text:span text:style-name="T16">clima</text:span>:<text:span text:style-name="T45">String</text:span> = <text:span text:style-name="T28">""</text:span> <text:span text:style-name="T36">// fortemente tipada e estática</text:span></text:p>
      <text:p text:style-name="P65"><text:span text:style-name="T16">console</text:span>.<text:span text:style-name="T25">log</text:span>(<text:span text:style-name="T16">clima</text:span>)</text:p>
      <text:p text:style-name="P80"/>
      <text:p text:style-name="P65"><text:span text:style-name="T32">let</text:span> <text:span text:style-name="T16">clima</text:span> = <text:span text:style-name="T28">""</text:span></text:p>
      <text:p text:style-name="P80"><text:span text:style-name="T17">console</text:span><text:span text:style-name="T23">.</text:span><text:span text:style-name="T26">log</text:span><text:span text:style-name="T23">(</text:span><text:span text:style-name="T33">typeof</text:span><text:span text:style-name="T23"> </text:span><text:span text:style-name="T17">clima</text:span><text:span text:style-name="T23">)</text:span></text:p>
      <text:p text:style-name="P23"/>
      <text:list xml:id="list75554147250200" text:continue-list="list75553045753138" text:style-name="L19">
        <text:list-item>
          <text:p text:style-name="P114">Scope e var</text:p>
        </text:list-item>
      </text:list>
      <text:list xml:id="list1983854271" text:style-name="L22">
        <text:list-item>
          <text:p text:style-name="P139">Escopo determina a visibilidade de alguma variável no JS.</text:p>
        </text:list-item>
        <text:list-item>
          <text:p text:style-name="P142"><text:span text:style-name="T10">Block statement</text:span><text:span text:style-name="T6"> – declaração de bloco.</text:span></text:p>
        </text:list-item>
      </text:list>
      <text:p text:style-name="P24"/>
      <text:p text:style-name="P72">// vamos iniciar um bloco</text:p>
      <text:p text:style-name="P51">{</text:p>
      <text:p text:style-name="P76">// aqui dentro é um bloco e posso colocar qualquer código</text:p>
      <text:p text:style-name="P39"><text:span text:style-name="T22">}</text:span><text:span text:style-name="T36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6"><text:span text:style-name="T16">console</text:span>.<text:span text:style-name="T25">log</text:span>(<text:span text:style-name="T28">'&gt; existe x antes do bloco?'</text:span>, <text:span text:style-name="T16">x</text:span>)</text:p>
      <text:p text:style-name="P51">{</text:p>
      <text:p text:style-name="P51"><text:span text:style-name="T32">var</text:span> <text:span text:style-name="T16">x</text:span> = <text:span text:style-name="T38">0</text:span></text:p>
      <text:p text:style-name="P51">}</text:p>
      <text:p text:style-name="P39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75552723771695" text:continue-list="list75554147250200" text:style-name="L19">
        <text:list-item>
          <text:p text:style-name="P114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7">ram</text:span> criada<text:span text:style-name="T47">s</text:span>.</text:p>
      <text:p text:style-name="P21"/>
      <text:p text:style-name="P47"><text:span text:style-name="T32">let</text:span> <text:span text:style-name="T16">y</text:span> = <text:span text:style-name="T38">1</text:span></text:p>
      <text:p text:style-name="P51"><text:span text:style-name="T16">console</text:span>.<text:span text:style-name="T25">log</text:span>(<text:span text:style-name="T28">'&gt; existe y antes do bloco?'</text:span>, <text:span text:style-name="T16">y</text:span>)</text:p>
      <text:p text:style-name="P51">{</text:p>
      <text:p text:style-name="P51"><text:span text:style-name="T32">const</text:span> <text:span text:style-name="T42">y</text:span> = <text:span text:style-name="T38">0</text:span></text:p>
      <text:p text:style-name="P51"><text:span text:style-name="T16">console</text:span>.<text:span text:style-name="T25">log</text:span>(<text:span text:style-name="T28">'&gt; existe y dentro do bloco?'</text:span>, <text:span text:style-name="T42">y</text:span>)</text:p>
      <text:p text:style-name="P51">}</text:p>
      <text:p text:style-name="P39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75553490540834" text:continue-numbering="true" text:style-name="L19">
        <text:list-item>
          <text:p text:style-name="P113">Nomeando variáveis</text:p>
        </text:list-item>
      </text:list>
      <text:list xml:id="list2421983086" text:style-name="L23">
        <text:list-item>
          <text:p text:style-name="P140">Para criar nomes</text:p>
          <text:list>
            <text:list-item>
              <text:p text:style-name="P140">JS é case-sensitive (sensível ao caso)(uma letra minúscula é diferente da mesma letra maiúscula.)</text:p>
            </text:list-item>
            <text:list-item>
              <text:p text:style-name="P140">JS aceita a cadeia de caracteres Unicode. (a variável pode ter aspas e acentuação.)</text:p>
            </text:list-item>
          </text:list>
        </text:list-item>
        <text:list-item>
          <text:p text:style-name="P140">Posso:</text:p>
          <text:list>
            <text:list-item>
              <text:p text:style-name="P140">Iniciar com esses caracteres especiais: $ _</text:p>
            </text:list-item>
            <text:list-item>
              <text:p text:style-name="P140">Iniciar com letras</text:p>
            </text:list-item>
            <text:list-item>
              <text:p text:style-name="P140">Colocar acentos</text:p>
            </text:list-item>
            <text:list-item>
              <text:p text:style-name="P140">Letras maiúsculas e minúsculas fazem diferença</text:p>
            </text:list-item>
          </text:list>
        </text:list-item>
        <text:list-item>
          <text:p text:style-name="P140">Não posso:</text:p>
          <text:list>
            <text:list-item>
              <text:p text:style-name="P140">Iniciar com números</text:p>
            </text:list-item>
            <text:list-item>
              <text:p text:style-name="P140">Colocar espaços vazios no nome</text:p>
            </text:list-item>
          </text:list>
        </text:list-item>
        <text:list-item>
          <text:p text:style-name="P140">Ideal:</text:p>
          <text:list>
            <text:list-item>
              <text:p text:style-name="P140">Criar nomes que fazem sentido</text:p>
            </text:list-item>
            <text:list-item>
              <text:p text:style-name="P140">Que explique o que a variável é ou faz</text:p>
            </text:list-item>
            <text:list-item>
              <text:p text:style-name="P144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44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40">Escrever em inglês</text:p>
            </text:list-item>
          </text:list>
        </text:list-item>
      </text:list>
      <text:p text:style-name="P25"/>
      <text:p text:style-name="P102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3613509122" text:style-name="L24">
        <text:list-item>
          <text:p text:style-name="P115">Declaration assignment var</text:p>
        </text:list-item>
      </text:list>
      <text:p text:style-name="P9"/>
      <text:p text:style-name="P73">// Variáveis e tipos de dados</text:p>
      <text:p text:style-name="P76">// declaração or declaration</text:p>
      <text:p text:style-name="P51"><text:span text:style-name="T32">var</text:span> <text:span text:style-name="T16">name</text:span></text:p>
      <text:p text:style-name="P67"/>
      <text:p text:style-name="P76">// assignment or atribuição de valoers</text:p>
      <text:p text:style-name="P51"><text:span text:style-name="T42">name</text:span> = <text:span text:style-name="T28">"Thiago"</text:span></text:p>
      <text:p text:style-name="P67"/>
      <text:p text:style-name="P76">// que tpo de dado foi colocado na variável</text:p>
      <text:p text:style-name="P51"><text:span text:style-name="T16">console</text:span>.<text:span text:style-name="T25">log</text:span>(<text:span text:style-name="T32">typeof</text:span> <text:span text:style-name="T42">name</text:span>)</text:p>
      <text:p text:style-name="P51"><text:span text:style-name="T16">console</text:span>.<text:span text:style-name="T25">log</text:span>(<text:span text:style-name="T42">name</text:span>)</text:p>
      <text:p text:style-name="P26"/>
      <text:list xml:id="list75553270251423" text:continue-numbering="true" text:style-name="L24">
        <text:list-item>
          <text:p text:style-name="P115">Agrupando declarações</text:p>
        </text:list-item>
      </text:list>
      <text:p text:style-name="P26"/>
      <text:p text:style-name="P73">// agrupamento de declarações</text:p>
      <text:p text:style-name="P51"><text:span text:style-name="T32">let</text:span> <text:span text:style-name="T16">age</text:span>, <text:span text:style-name="T16">isHuman</text:span></text:p>
      <text:p text:style-name="P51"><text:span text:style-name="T16">age</text:span> = <text:span text:style-name="T38">18</text:span></text:p>
      <text:p text:style-name="P51"><text:span text:style-name="T16">isHuman</text:span> = <text:span text:style-name="T32">true</text:span></text:p>
      <text:p text:style-name="P74">// <text:span text:style-name="T48">multiplos argumentos na função</text:span></text:p>
      <text:p text:style-name="P39"><text:span text:style-name="T16">console</text:span><text:span text:style-name="T22">.</text:span><text:span text:style-name="T25">log</text:span><text:span text:style-name="T22">(</text:span><text:span text:style-name="T42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75552202740285" text:continue-numbering="true" text:style-name="L24">
        <text:list-item>
          <text:p text:style-name="P115">Concatenando e interpolando variáveis</text:p>
        </text:list-item>
      </text:list>
      <text:p text:style-name="P26"/>
      <text:p text:style-name="P73">//escrita de texto + variáveis.</text:p>
      <text:p text:style-name="P76">//concatenando valores</text:p>
      <text:p text:style-name="P51"><text:span text:style-name="T16">console</text:span>.<text:span text:style-name="T25">log</text:span>(<text:span text:style-name="T28">'O '</text:span> + <text:span text:style-name="T42">name</text:span> + <text:span text:style-name="T28">' tem '</text:span> + <text:span text:style-name="T16">age</text:span> + <text:span text:style-name="T28">' anos.'</text:span>)</text:p>
      <text:p text:style-name="P67"/>
      <text:p text:style-name="P76">// interpolando calores com tamplete literals or template strings</text:p>
      <text:p text:style-name="P39"><text:span text:style-name="T16">console</text:span><text:span text:style-name="T22">.</text:span><text:span text:style-name="T25">log</text:span><text:span text:style-name="T22">(</text:span><text:span text:style-name="T28">`o </text:span><text:span text:style-name="T32">${</text:span><text:span text:style-name="T42">name</text:span><text:span text:style-name="T32">}</text:span><text:span text:style-name="T28"> tem </text:span><text:span text:style-name="T32">${</text:span><text:span text:style-name="T16">age</text:span><text:span text:style-name="T32">}</text:span><text:span text:style-name="T28"> anos.`</text:span><text:span text:style-name="T22">)</text:span></text:p>
      <text:p text:style-name="P26"/>
      <text:list xml:id="list75553458034580" text:continue-numbering="true" text:style-name="L24">
        <text:list-item>
          <text:p text:style-name="P115">Objects</text:p>
        </text:list-item>
      </text:list>
      <text:p text:style-name="P26"/>
      <text:p text:style-name="P73">//Object</text:p>
      <text:p text:style-name="P67"/>
      <text:p text:style-name="P51"><text:span text:style-name="T32">const</text:span> <text:span text:style-name="T42">person</text:span>={</text:p>
      <text:p text:style-name="P51"><text:span text:style-name="T16">name:</text:span> <text:span text:style-name="T28">'thiago'</text:span>,</text:p>
      <text:p text:style-name="P51"><text:span text:style-name="T16">age:</text:span> <text:span text:style-name="T38">33</text:span>,</text:p>
      <text:p text:style-name="P51"><text:span text:style-name="T16">weight:</text:span> <text:span text:style-name="T38">92</text:span>,</text:p>
      <text:p text:style-name="P51"><text:span text:style-name="T16">isAdmin:</text:span> <text:span text:style-name="T32">true</text:span></text:p>
      <text:p text:style-name="P51">}</text:p>
      <text:p text:style-name="P67"/>
      <text:p text:style-name="P51"><text:span text:style-name="T16">console</text:span>.<text:span text:style-name="T25">log</text:span>(<text:span text:style-name="T42">person</text:span>)</text:p>
      <text:p text:style-name="P39"><text:span text:style-name="T16">console</text:span><text:span text:style-name="T22">.</text:span><text:span text:style-name="T25">log</text:span><text:span text:style-name="T22">(</text:span><text:span text:style-name="T28">`o </text:span><text:span text:style-name="T32">${</text:span><text:span text:style-name="T42">person</text:span><text:span text:style-name="T22">.</text:span><text:span text:style-name="T16">name</text:span><text:span text:style-name="T32">}</text:span><text:span text:style-name="T28"> tem </text:span><text:span text:style-name="T32">${</text:span><text:span text:style-name="T42">person</text:span><text:span text:style-name="T22">.</text:span><text:span text:style-name="T16">age</text:span><text:span text:style-name="T32">}</text:span><text:span text:style-name="T28"> anos e é </text:span><text:span text:style-name="T32">${</text:span><text:span text:style-name="T42">person</text:span><text:span text:style-name="T22">.</text:span><text:span text:style-name="T16">isAdmin</text:span><text:span text:style-name="T32">}</text:span><text:span text:style-name="T28">`</text:span><text:span text:style-name="T22">)</text:span></text:p>
      <text:p text:style-name="P26"/>
      <text:list xml:id="list75554269247453" text:continue-numbering="true" text:style-name="L24">
        <text:list-item>
          <text:p text:style-name="P115">Arrays</text:p>
        </text:list-item>
      </text:list>
      <text:p text:style-name="P26"/>
      <text:p text:style-name="P73">// Array</text:p>
      <text:p text:style-name="P67"><text:soft-page-break/></text:p>
      <text:p text:style-name="P51"><text:span text:style-name="T32">const</text:span> <text:span text:style-name="T42">animals</text:span> = [</text:p>
      <text:p text:style-name="P51"><text:span text:style-name="T28"><text:tab/>'Lion'</text:span>,</text:p>
      <text:p text:style-name="P51"><text:span text:style-name="T28"><text:tab/>'Monkey'</text:span>,</text:p>
      <text:p text:style-name="P51"><text:span text:style-name="T28"><text:tab/>'Cat'</text:span>,</text:p>
      <text:p text:style-name="P51"><text:tab/>{</text:p>
      <text:p text:style-name="P51"><text:span text:style-name="T16"><text:tab/><text:tab/>name:</text:span> <text:span text:style-name="T28">'Fish'</text:span>,</text:p>
      <text:p text:style-name="P51"><text:span text:style-name="T16"><text:tab/><text:tab/>age:</text:span> <text:span text:style-name="T38">3</text:span></text:p>
      <text:p text:style-name="P51"><text:tab/>}</text:p>
      <text:p text:style-name="P51">]</text:p>
      <text:p text:style-name="P76">// acessar valores dentro do Array</text:p>
      <text:p text:style-name="P51"><text:span text:style-name="T16">console</text:span>.<text:span text:style-name="T25">log</text:span>(<text:span text:style-name="T42">animals</text:span>)</text:p>
      <text:p text:style-name="P51"><text:span text:style-name="T16">console</text:span>.<text:span text:style-name="T25">log</text:span>(<text:span text:style-name="T42">animals</text:span>[<text:span text:style-name="T38">0</text:span>])</text:p>
      <text:p text:style-name="P51"><text:span text:style-name="T16">console</text:span>.<text:span text:style-name="T25">log</text:span>(<text:span text:style-name="T42">animals</text:span>[<text:span text:style-name="T38">1</text:span>])</text:p>
      <text:p text:style-name="P51"><text:span text:style-name="T16">console</text:span>.<text:span text:style-name="T25">log</text:span>(<text:span text:style-name="T42">animals</text:span>[<text:span text:style-name="T38">2</text:span>])</text:p>
      <text:p text:style-name="P76">//para saber o total de elemtnso do array</text:p>
      <text:p text:style-name="P51"><text:span text:style-name="T16">console</text:span>.<text:span text:style-name="T25">log</text:span>(<text:span text:style-name="T28">'total de elementos do array: '</text:span>)</text:p>
      <text:p text:style-name="P51"><text:span text:style-name="T16">console</text:span>.<text:span text:style-name="T25">log</text:span>(<text:span text:style-name="T42">animals</text:span>.<text:span text:style-name="T16">length</text:span>)</text:p>
      <text:p text:style-name="P76">//acessando um objeto dentro do array</text:p>
      <text:p text:style-name="P51"><text:span text:style-name="T16">console</text:span>.<text:span text:style-name="T25">log</text:span>(<text:span text:style-name="T42">animals</text:span>[<text:span text:style-name="T38">3</text:span>])</text:p>
      <text:p text:style-name="P39"><text:span text:style-name="T16">console</text:span><text:span text:style-name="T22">.</text:span><text:span text:style-name="T25">log</text:span><text:span text:style-name="T22">(</text:span><text:span text:style-name="T42">animals</text:span><text:span text:style-name="T22">[</text:span><text:span text:style-name="T38">3</text:span><text:span text:style-name="T22">].</text:span><text:span text:style-name="T16">name</text:span><text:span text:style-name="T22">)</text:span></text:p>
      <text:p text:style-name="P26"/>
      <text:list xml:id="list75552731194618" text:continue-numbering="true" text:style-name="L24">
        <text:list-item>
          <text:p text:style-name="P116">Exercícios</text:p>
        </text:list-item>
      </text:list>
      <text:p text:style-name="P27">1. Declare uma variável de nome weight:</text:p>
      <text:p text:style-name="P69"><text:span text:style-name="T34">let</text:span><text:span text:style-name="T24"> </text:span><text:span text:style-name="T18">weight</text:span><text:span text:style-name="T24">;</text:span></text:p>
      <text:p text:style-name="P64"/>
      <text:p text:style-name="P81">2.Que tipo de dado é a variável acima?</text:p>
      <text:p text:style-name="P70"><text:span text:style-name="T18">console</text:span><text:span text:style-name="T24">.</text:span><text:span text:style-name="T27">log</text:span><text:span text:style-name="T24">(</text:span><text:span text:style-name="T34">typeof</text:span><text:span text:style-name="T24"> </text:span><text:span text:style-name="T18">weight</text:span><text:span text:style-name="T24">)</text:span></text:p>
      <text:p text:style-name="P82"/>
      <text:p text:style-name="P82">3. Declare uma variável e atribua valores para cada um dos dados:</text:p>
      <text:p text:style-name="P82">* name: String</text:p>
      <text:p text:style-name="P82">* age: Number (integer)</text:p>
      <text:p text:style-name="P82">* weight; Number (float)</text:p>
      <text:p text:style-name="P82">* isSubscribed: Boolean</text:p>
      <text:p text:style-name="P82"/>
      <text:p text:style-name="P48"><text:span text:style-name="T32">let</text:span> <text:span text:style-name="T16">name</text:span> = <text:span text:style-name="T28">'Thiago Carlos'</text:span></text:p>
      <text:p text:style-name="P51"><text:span text:style-name="T32">let</text:span> <text:span text:style-name="T16">age</text:span> = <text:span text:style-name="T38">33</text:span></text:p>
      <text:p text:style-name="P51"><text:span text:style-name="T32">let</text:span> <text:span text:style-name="T16">weight</text:span> = <text:span text:style-name="T38">92.1</text:span></text:p>
      <text:p text:style-name="P51"><text:span text:style-name="T32">let</text:span> <text:span text:style-name="T16">isSubscribed</text:span> = <text:span text:style-name="T32">true</text:span></text:p>
      <text:p text:style-name="P82"/>
      <text:p text:style-name="P82">4. A variável student abaixo é de que tipo de dados?</text:p>
      <text:p text:style-name="P61"><text:span text:style-name="T35">let</text:span><text:span text:style-name="T49"> </text:span><text:span text:style-name="T19">stud</text:span><text:span text:style-name="T20">e</text:span><text:span text:style-name="T19">nt</text:span><text:span text:style-name="T49"> = {</text:span>};</text:p>
      <text:p text:style-name="P61"><text:span text:style-name="T16">console</text:span>.<text:span text:style-name="T25">log</text:span>(<text:span text:style-name="T32">typeof</text:span> <text:span text:style-name="T16">stud</text:span><text:span text:style-name="T21">e</text:span><text:span text:style-name="T16">nt</text:span>)</text:p>
      <text:p text:style-name="P82"/>
      <text:p text:style-name="P82">4.1 Atribua a ela as mesmas propriedades e valores do exercício 3.</text:p>
      <text:p text:style-name="P48"><text:span text:style-name="T32">let</text:span> <text:span text:style-name="T16">stud</text:span><text:span text:style-name="T21">e</text:span><text:span text:style-name="T16">nt</text:span> = {</text:p>
      <text:p text:style-name="P51"><text:span text:style-name="T16"><text:tab/>name:</text:span> <text:span text:style-name="T28">'Thiago Carlos'</text:span>,</text:p>
      <text:p text:style-name="P51"><text:span text:style-name="T16"><text:tab/>age:</text:span> <text:span text:style-name="T38">33</text:span>,</text:p>
      <text:p text:style-name="P52"><text:span text:style-name="T16"><text:tab/>weight:</text:span> <text:span text:style-name="T38">92.1</text:span>,</text:p>
      <text:p text:style-name="P52"><text:span text:style-name="T16"><text:tab/>isSubscribed:</text:span> <text:span text:style-name="T32">true</text:span>,</text:p>
      <text:p text:style-name="P51">};</text:p>
      <text:p text:style-name="P48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82"><text:soft-page-break/>4.2 Mostre no console a seguinte mensagem:</text:p>
      <text:p text:style-name="P82">&lt;name&gt; de idade &lt;age&gt; pesa &lt;weight&gt; kg.</text:p>
      <text:p text:style-name="P82">Atenção, substitua &lt;name&gt; &lt;age&gt; e &lt;weight&gt; pelos valores de cada propriedade do objeto.</text:p>
      <text:p text:style-name="P82"/>
      <text:p text:style-name="P48"><text:span text:style-name="T16">console</text:span>.<text:span text:style-name="T25">log</text:span>(<text:span text:style-name="T28">`</text:span><text:span text:style-name="T32">${</text:span><text:span text:style-name="T16">stud</text:span><text:span text:style-name="T21">e</text:span><text:span text:style-name="T16">nt</text:span>.<text:span text:style-name="T16">name</text:span><text:span text:style-name="T32">}</text:span><text:span text:style-name="T28"> de idade </text:span><text:span text:style-name="T32">${</text:span><text:span text:style-name="T16">stud</text:span><text:span text:style-name="T21">e</text:span><text:span text:style-name="T16">nt</text:span>.<text:span text:style-name="T16">age</text:span><text:span text:style-name="T32">}</text:span><text:span text:style-name="T28"> pesa </text:span><text:span text:style-name="T32">${</text:span><text:span text:style-name="T16">stud</text:span><text:span text:style-name="T21">e</text:span><text:span text:style-name="T16">nt</text:span>.<text:span text:style-name="T16">weight</text:span><text:span text:style-name="T32">}</text:span><text:span text:style-name="T28"> kg.`</text:span>)</text:p>
      <text:p text:style-name="P82"/>
      <text:p text:style-name="P82">5. Declare uma variável do tipo Array, de nome students e atribua a ela nenhum valor, ou seja, somente o Array vazio.</text:p>
      <text:p text:style-name="P82"/>
      <text:p text:style-name="P48"><text:span text:style-name="T32">let</text:span> <text:span text:style-name="T16">stud</text:span><text:span text:style-name="T21">e</text:span><text:span text:style-name="T16">nts</text:span>=[]</text:p>
      <text:p text:style-name="P82"/>
      <text:p text:style-name="P82">6. Reatribua valor a variável acima colocando dentro dela o objeto student da questão 4. (Não copiar e colar o objeto, mas usar o objeto criado e inserir ele ao Array)</text:p>
      <text:p text:style-name="P82"/>
      <text:p text:style-name="P48"><text:span text:style-name="T32">let</text:span> <text:span text:style-name="T16">stud</text:span><text:span text:style-name="T21">e</text:span><text:span text:style-name="T16">nts</text:span> = [</text:p>
      <text:p text:style-name="P51"><text:span text:style-name="T28"><text:tab/></text:span><text:span text:style-name="T19">student</text:span></text:p>
      <text:p text:style-name="P51">]</text:p>
      <text:p text:style-name="P82"/>
      <text:p text:style-name="P82">7. Coloque no console o valor da posição zero do Array acima.</text:p>
      <text:p text:style-name="P82"/>
      <text:p text:style-name="P48"><text:span text:style-name="T16">console</text:span>.<text:span text:style-name="T25">log</text:span>(<text:span text:style-name="T16">stud</text:span><text:span text:style-name="T21">e</text:span><text:span text:style-name="T16">nts</text:span>[<text:span text:style-name="T38">0</text:span>])</text:p>
      <text:p text:style-name="P82"/>
      <text:p text:style-name="P82">8. Crie um novo student e coloque na posição 1 do Array students.</text:p>
      <text:p text:style-name="P82"/>
      <text:p text:style-name="P61"><text:span text:style-name="T32">let</text:span> <text:span text:style-name="T16">student2</text:span> = {</text:p>
      <text:p text:style-name="P51"><text:span text:style-name="T16">name:</text:span> <text:span text:style-name="T28">'Limeira'</text:span>,</text:p>
      <text:p text:style-name="P51"><text:span text:style-name="T16">age:</text:span> <text:span text:style-name="T38">21</text:span>,</text:p>
      <text:p text:style-name="P51"><text:span text:style-name="T16">weight:</text:span> <text:span text:style-name="T38">50</text:span></text:p>
      <text:p text:style-name="P51">}</text:p>
      <text:p text:style-name="P67"/>
      <text:p text:style-name="P51"><text:span text:style-name="T16">students</text:span>[<text:span text:style-name="T38">1</text:span>] = <text:span text:style-name="T16">student2</text:span></text:p>
      <text:p text:style-name="P67"/>
      <text:p text:style-name="P51"><text:span text:style-name="T16">console</text:span>.<text:span text:style-name="T25">log</text:span>(<text:span text:style-name="T16">students</text:span>)</text:p>
      <text:p text:style-name="P51"><text:span text:style-name="T16">console</text:span>.<text:span text:style-name="T25">log</text:span>(<text:span text:style-name="T16">students</text:span>[<text:span text:style-name="T38">0</text:span>])</text:p>
      <text:p text:style-name="P51"><text:span text:style-name="T16">console</text:span>.<text:span text:style-name="T25">log</text:span>(<text:span text:style-name="T16">students</text:span>[<text:span text:style-name="T38">1</text:span>])</text:p>
      <text:p text:style-name="P82"/>
      <text:p text:style-name="P82">9. Sem rodar o código responda qual é a resposta do código e porque? Após sua resposta, rode o código e veja se você acertou.</text:p>
      <text:p text:style-name="P82"/>
      <text:p text:style-name="P48"><text:span text:style-name="T16">console</text:span>.<text:span text:style-name="T25">log</text:span>(<text:span text:style-name="T16">a</text:span>)</text:p>
      <text:p text:style-name="P51"><text:span text:style-name="T32">var</text:span> <text:span text:style-name="T16">a</text:span> = <text:span text:style-name="T38">1</text:span></text:p>
      <text:p text:style-name="P98"/>
      <text:p text:style-name="P103">Guias estelares</text:p>
      <text:p text:style-name="P35"><text:span text:style-name="T1">O guia estelar de </text:span><text:span text:style-name="T2">JavaScript</text:span></text:p>
      <text:p text:style-name="P93">Funções</text:p>
      <text:list xml:id="list2928233147" text:style-name="L25">
        <text:list-item>
          <text:p text:style-name="P145">Functions</text:p>
        </text:list-item>
      </text:list>
      <text:list xml:id="list1216615517" text:style-name="L26">
        <text:list-item>
          <text:p text:style-name="P148">criar um aplicativos de frases motivacionais</text:p>
        </text:list-item>
        <text:list-item>
          <text:p text:style-name="P148">Finalidade - agrupamento de código, reutilização de código e dá significado.</text:p>
        </text:list-item>
        <text:list-item>
          <text:p text:style-name="P148">declaration - declaração da função</text:p>
        </text:list-item>
        <text:list-item>
          <text:p text:style-name="P148">function statement</text:p>
        </text:list-item>
      </text:list>
      <text:p text:style-name="P85"/>
      <text:p text:style-name="P53"><text:span text:style-name="T32">function</text:span> <text:span text:style-name="T25">createPhrases</text:span>(){</text:p>
      <text:p text:style-name="P51"><text:span text:style-name="T16">console</text:span>.<text:span text:style-name="T25">log</text:span>(<text:span text:style-name="T28">'Estudar é muito bom'</text:span>)</text:p>
      <text:p text:style-name="P51"><text:span text:style-name="T16">console</text:span>.<text:span text:style-name="T25">log</text:span>(<text:span text:style-name="T28">'Paciência e persistência'</text:span>)</text:p>
      <text:p text:style-name="P51"><text:span text:style-name="T16">console</text:span>.<text:span text:style-name="T25">log</text:span>(<text:span text:style-name="T28">'Revisão é a mãe do aprendizado'</text:span>)</text:p>
      <text:p text:style-name="P51">}</text:p>
      <text:p text:style-name="P85"/>
      <text:p text:style-name="P85">// executar a função</text:p>
      <text:p text:style-name="P85">// rodar, chamar, invocar</text:p>
      <text:p text:style-name="P85">// execute, run, call, invoke</text:p>
      <text:p text:style-name="P85"/>
      <text:p text:style-name="P53"><text:span text:style-name="T25">createPhrases</text:span>()</text:p>
      <text:p text:style-name="P67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85"/>
      <text:list xml:id="list75552455021226" text:continue-list="list2928233147" text:style-name="L25">
        <text:list-item>
          <text:p text:style-name="P145">Argumentos e parâmetros</text:p>
        </text:list-item>
      </text:list>
      <text:p text:style-name="P83">// function expression</text:p>
      <text:p text:style-name="P83">// function anonymous</text:p>
      <text:p text:style-name="P83">// parâmetros (parameters<text:span text:style-name="T50">)</text:span></text:p>
      <text:p text:style-name="P83"/>
      <text:p text:style-name="P49"><text:span text:style-name="T32">const</text:span> <text:span text:style-name="T25">sum</text:span> = <text:span text:style-name="T32">function</text:span>(<text:span text:style-name="T16">number1</text:span>, <text:span text:style-name="T16">number2</text:span>){</text:p>
      <text:p text:style-name="P51"><text:span text:style-name="T16">console</text:span>.<text:span text:style-name="T25">log</text:span>(<text:span text:style-name="T16">number1</text:span> + <text:span text:style-name="T16">number2</text:span>)</text:p>
      <text:p text:style-name="P51">}</text:p>
      <text:p text:style-name="P67"/>
      <text:p text:style-name="P51"><text:span text:style-name="T25">sum</text:span>(<text:span text:style-name="T38">2</text:span>, <text:span text:style-name="T38">3</text:span>) <text:span text:style-name="T36">// arguments - argumentos</text:span></text:p>
      <text:p text:style-name="P83"/>
      <text:list xml:id="list75552693689721" text:continue-numbering="true" text:style-name="L25">
        <text:list-item>
          <text:p text:style-name="P145">Retornando valores dentro da função</text:p>
        </text:list-item>
      </text:list>
      <text:p text:style-name="P84">// function expression</text:p>
      <text:p text:style-name="P84">// function anonymous</text:p>
      <text:p text:style-name="P84">// parâmetros (parameters<text:span text:style-name="T50">)</text:span></text:p>
      <text:p text:style-name="P84"/>
      <text:p text:style-name="P49"><text:span text:style-name="T32">let</text:span> <text:span text:style-name="T16">total</text:span> = <text:span text:style-name="T38">0</text:span></text:p>
      <text:p text:style-name="P51"><text:span text:style-name="T32">const</text:span> <text:span text:style-name="T25">sum</text:span> = <text:span text:style-name="T32">function</text:span>(<text:span text:style-name="T16">number1</text:span>, <text:span text:style-name="T16">number2</text:span>){</text:p>
      <text:p text:style-name="P51"><text:span text:style-name="T32"><text:tab/>let</text:span> <text:span text:style-name="T16">total</text:span> = <text:span text:style-name="T16">number1</text:span> + <text:span text:style-name="T16">number2</text:span></text:p>
      <text:p text:style-name="P51"><text:span text:style-name="T51"><text:tab/>return</text:span> <text:span text:style-name="T16">total</text:span></text:p>
      <text:p text:style-name="P51">}</text:p>
      <text:p text:style-name="P67"/>
      <text:p text:style-name="P51"><text:span text:style-name="T32">let</text:span> <text:span text:style-name="T16">number1</text:span> = <text:span text:style-name="T38">34</text:span></text:p>
      <text:p text:style-name="P51"><text:span text:style-name="T32">let</text:span> <text:span text:style-name="T16">number2</text:span> = <text:span text:style-name="T38">25</text:span></text:p>
      <text:p text:style-name="P67"/>
      <text:p text:style-name="P51"><text:span text:style-name="T16">console</text:span>.<text:span text:style-name="T25">log</text:span>(<text:span text:style-name="T28">`o número 1 é </text:span><text:span text:style-name="T32">${</text:span><text:span text:style-name="T16">number1</text:span><text:span text:style-name="T32">}</text:span><text:span text:style-name="T28">`</text:span>)</text:p>
      <text:p text:style-name="P51"><text:span text:style-name="T16">console</text:span>.<text:span text:style-name="T25">log</text:span>(<text:span text:style-name="T28">`o número 2 é </text:span><text:span text:style-name="T32">${</text:span><text:span text:style-name="T16">number2</text:span><text:span text:style-name="T32">}</text:span><text:span text:style-name="T28">`</text:span>)</text:p>
      <text:p text:style-name="P51"><text:soft-page-break/><text:span text:style-name="T16">console</text:span>.<text:span text:style-name="T25">log</text:span>(<text:span text:style-name="T28">`a soma é </text:span><text:span text:style-name="T32">${</text:span><text:span text:style-name="T25">sum</text:span>(<text:span text:style-name="T16">number1</text:span>, <text:span text:style-name="T16">number2</text:span>)<text:span text:style-name="T32">}</text:span><text:span text:style-name="T28">`</text:span>)</text:p>
      <text:p text:style-name="P51"><text:span text:style-name="T16">console</text:span>.<text:span text:style-name="T25">log</text:span>(<text:span text:style-name="T16">total</text:span>)</text:p>
      <text:p text:style-name="P83"/>
      <text:list xml:id="list75554119089652" text:continue-numbering="true" text:style-name="L25">
        <text:list-item>
          <text:p text:style-name="P145"><text:span text:style-name="T52">O</text:span>utra maneira de entender funções</text:p>
        </text:list-item>
      </text:list>
      <text:p text:style-name="P83"/>
      <text:p text:style-name="P75">// Função é um liquidificador</text:p>
      <text:p text:style-name="P67"/>
      <text:p text:style-name="P51"><text:span text:style-name="T32">function</text:span> <text:span text:style-name="T25">fazerSuco</text:span>(<text:span text:style-name="T16">fruta1</text:span>, <text:span text:style-name="T16">fruta2</text:span>){</text:p>
      <text:p text:style-name="P51"><text:span text:style-name="T51"><text:tab/>return</text:span> <text:span text:style-name="T28">'suco de : '</text:span> + <text:span text:style-name="T16">fruta1</text:span> + <text:span text:style-name="T16">fruta2</text:span></text:p>
      <text:p text:style-name="P51">}</text:p>
      <text:p text:style-name="P51"><text:span text:style-name="T32">const</text:span> <text:span text:style-name="T42">copo</text:span> = <text:span text:style-name="T25">fazerSuco</text:span>(<text:span text:style-name="T28">'banana'</text:span>, <text:span text:style-name="T28">'maçã'</text:span>)</text:p>
      <text:p text:style-name="P51"><text:span text:style-name="T16">console</text:span>.<text:span text:style-name="T25">log</text:span>(<text:span text:style-name="T42">copo</text:span>)</text:p>
      <text:p text:style-name="P83"/>
      <text:list xml:id="list75552945912643" text:continue-numbering="true" text:style-name="L25">
        <text:list-item>
          <text:p text:style-name="P145">Function scope</text:p>
        </text:list-item>
      </text:list>
      <text:p text:style-name="P83"/>
      <text:p text:style-name="P75">// function scope</text:p>
      <text:p text:style-name="P51"><text:span text:style-name="T32">let</text:span> <text:span text:style-name="T16">subject</text:span> = <text:span text:style-name="T28">'math'</text:span></text:p>
      <text:p text:style-name="P67"/>
      <text:p text:style-name="P51"><text:span text:style-name="T32">function</text:span> <text:span text:style-name="T25">createThink</text:span>(<text:span text:style-name="T16">subject</text:span>) {</text:p>
      <text:p text:style-name="P51"><text:span text:style-name="T16"><text:tab/>subject</text:span> = <text:span text:style-name="T28">'study'</text:span></text:p>
      <text:p text:style-name="P51"><text:span text:style-name="T51"><text:tab/>return</text:span> <text:span text:style-name="T16">subject</text:span></text:p>
      <text:p text:style-name="P51">}</text:p>
      <text:p text:style-name="P67"/>
      <text:p text:style-name="P51"><text:span text:style-name="T16">console</text:span>.<text:span text:style-name="T25">log</text:span>(<text:span text:style-name="T16">subject</text:span>)</text:p>
      <text:p text:style-name="P51"><text:span text:style-name="T16">console</text:span>.<text:span text:style-name="T25">log</text:span>(<text:span text:style-name="T25">createThink</text:span>(<text:span text:style-name="T16">subject</text:span>))</text:p>
      <text:p text:style-name="P51"><text:span text:style-name="T16">console</text:span>.<text:span text:style-name="T25">log</text:span>(<text:span text:style-name="T16">subject</text:span>)</text:p>
      <text:p text:style-name="P83"/>
      <text:list xml:id="list75552514881586" text:continue-numbering="true" text:style-name="L25">
        <text:list-item>
          <text:p text:style-name="P145">Function Hoisting</text:p>
        </text:list-item>
      </text:list>
      <text:p text:style-name="P86">A função foi chamada antes de ser executada <text:span text:style-name="T53">e mesmo assim não ocorreu bag. Isso porque o JS executou ela como hoisting.</text:span></text:p>
      <text:p text:style-name="P86"/>
      <text:p text:style-name="P75">// function hoisting</text:p>
      <text:p text:style-name="P67"/>
      <text:p text:style-name="P51"><text:span text:style-name="T25">sayMyName</text:span>();</text:p>
      <text:p text:style-name="P67"/>
      <text:p text:style-name="P51"><text:span text:style-name="T32">function</text:span> <text:span text:style-name="T25">sayMyName</text:span>(){</text:p>
      <text:p text:style-name="P51"><text:span text:style-name="T16"><text:tab/>console</text:span>.<text:span text:style-name="T25">log</text:span>(<text:span text:style-name="T28">'Thiago'</text:span>)</text:p>
      <text:p text:style-name="P51">}</text:p>
      <text:p text:style-name="P83"/>
      <text:list xml:id="list75552664888437" text:continue-numbering="true" text:style-name="L25">
        <text:list-item>
          <text:p text:style-name="P145">Arrow function</text:p>
        </text:list-item>
      </text:list>
      <text:p text:style-name="P87">Arrow ‘<text:span text:style-name="T15">=&gt;</text:span>’ maneira mais simples de se escrever uma função.</text:p>
      <text:p text:style-name="P87"/>
      <text:p text:style-name="P75">// arrow function</text:p>
      <text:p text:style-name="P67"/>
      <text:p text:style-name="P51"><text:span text:style-name="T32">const</text:span> <text:span text:style-name="T25">sayMyName</text:span> = () <text:span text:style-name="T32">=&gt;</text:span> {</text:p>
      <text:p text:style-name="P51"><text:span text:style-name="T16"><text:tab/>console</text:span>.<text:span text:style-name="T25">log</text:span>(<text:span text:style-name="T28">'Thiago'</text:span>)</text:p>
      <text:p text:style-name="P51">}</text:p>
      <text:p text:style-name="P67"/>
      <text:p text:style-name="P51"><text:span text:style-name="T25">sayMyName</text:span>()</text:p>
      <text:p text:style-name="P67"/>
      <text:p text:style-name="P51"><text:span text:style-name="T32">const</text:span> <text:span text:style-name="T25">sayMyNickName</text:span> = (<text:span text:style-name="T16">nickname</text:span>) <text:span text:style-name="T32">=&gt;</text:span> {</text:p>
      <text:p text:style-name="P51"><text:soft-page-break/><text:span text:style-name="T16"><text:tab/>console</text:span>.<text:span text:style-name="T25">log</text:span>(<text:span text:style-name="T16">nickname</text:span>)</text:p>
      <text:p text:style-name="P51">}</text:p>
      <text:p text:style-name="P67"/>
      <text:p text:style-name="P51"><text:span text:style-name="T25">sayMyNickName</text:span>(<text:span text:style-name="T28">'Carlos'</text:span>)</text:p>
      <text:p text:style-name="P83"/>
      <text:list xml:id="list75553243350912" text:continue-numbering="true" text:style-name="L25">
        <text:list-item>
          <text:p text:style-name="P145">Callback Function</text:p>
        </text:list-item>
      </text:list>
      <text:p text:style-name="P88">Quando invoco uma função e passo como parâmetro outra função.</text:p>
      <text:p text:style-name="P83"/>
      <text:p text:style-name="P75">// callback function</text:p>
      <text:p text:style-name="P51"><text:span text:style-name="T32">function</text:span> <text:span text:style-name="T25">sayMyName</text:span>(<text:span text:style-name="T16">name</text:span>) {</text:p>
      <text:p text:style-name="P51"><text:span text:style-name="T16"><text:tab/>console</text:span>.<text:span text:style-name="T25">log</text:span>(<text:span text:style-name="T28">'antes de executar a funcao callback'</text:span>)</text:p>
      <text:p text:style-name="P51"><text:span text:style-name="T25"><text:tab/>name</text:span>()</text:p>
      <text:p text:style-name="P51"><text:span text:style-name="T16"><text:tab/>console</text:span>.<text:span text:style-name="T25">log</text:span>(<text:span text:style-name="T28">'depois de executar a callback'</text:span>)</text:p>
      <text:p text:style-name="P51">}</text:p>
      <text:p text:style-name="P67"/>
      <text:p text:style-name="P51"><text:span text:style-name="T25">sayMyName</text:span>(</text:p>
      <text:p text:style-name="P51"><text:tab/>() <text:span text:style-name="T32">=&gt;</text:span> {</text:p>
      <text:p text:style-name="P51"><text:span text:style-name="T16"><text:tab/><text:tab/>console</text:span>.<text:span text:style-name="T25">log</text:span>(<text:span text:style-name="T28">'estou em uma callback'</text:span>)</text:p>
      <text:p text:style-name="P51">}</text:p>
      <text:p text:style-name="P51">)</text:p>
      <text:p text:style-name="P83"/>
      <text:list xml:id="list75554159511592" text:continue-numbering="true" text:style-name="L25">
        <text:list-item>
          <text:p text:style-name="P145">Funções construtoras</text:p>
        </text:list-item>
      </text:list>
      <text:p text:style-name="P83"/>
      <text:p text:style-name="P75">/*</text:p>
      <text:p text:style-name="P76">Function() constructor</text:p>
      <text:p text:style-name="P76">* expressão new</text:p>
      <text:p text:style-name="P76">* criar um novo objeto</text:p>
      <text:p text:style-name="P76">* this keyword</text:p>
      <text:p text:style-name="P76">*/</text:p>
      <text:p text:style-name="P67"/>
      <text:p text:style-name="P51"><text:span text:style-name="T32">function</text:span> <text:span text:style-name="T45">Person</text:span>(<text:span text:style-name="T16">name</text:span>) {</text:p>
      <text:p text:style-name="P51"><text:span text:style-name="T32"><text:tab/>this</text:span>.<text:span text:style-name="T16">name</text:span> = <text:span text:style-name="T16">name</text:span></text:p>
      <text:p text:style-name="P51"><text:span text:style-name="T32"><text:tab/>this</text:span>.<text:span text:style-name="T25">walk</text:span> = <text:span text:style-name="T32">function</text:span> () {</text:p>
      <text:p text:style-name="P51"><text:span text:style-name="T51"><text:tab/><text:tab/>return</text:span> <text:span text:style-name="T32">this</text:span>.<text:span text:style-name="T16">name</text:span> + <text:span text:style-name="T28">' is walking'</text:span></text:p>
      <text:p text:style-name="P51">}</text:p>
      <text:p text:style-name="P51">}</text:p>
      <text:p text:style-name="P51"><text:span text:style-name="T32">const</text:span> <text:span text:style-name="T42">thiago</text:span> = <text:span text:style-name="T32">new</text:span> <text:span text:style-name="T45">Person</text:span>(<text:span text:style-name="T28">'Thiago'</text:span>)</text:p>
      <text:p text:style-name="P51"><text:span text:style-name="T32">const</text:span> <text:span text:style-name="T42">joao</text:span> = <text:span text:style-name="T32">new</text:span> <text:span text:style-name="T45">Person</text:span>(<text:span text:style-name="T28">'Joao'</text:span>)</text:p>
      <text:p text:style-name="P51"><text:span text:style-name="T16">console</text:span>.<text:span text:style-name="T25">log</text:span>(<text:span text:style-name="T42">thiago</text:span>.<text:span text:style-name="T25">walk</text:span>())</text:p>
      <text:p text:style-name="P51"><text:span text:style-name="T16">console</text:span>.<text:span text:style-name="T25">log</text:span>(<text:span text:style-name="T42">joao</text:span>.<text:span text:style-name="T25">walk</text:span>())</text:p>
      <text:p text:style-name="P67"/>
      <text:p text:style-name="P51"><text:span text:style-name="T32">let</text:span> <text:span text:style-name="T16">nickname</text:span> = <text:span text:style-name="T32">new</text:span> <text:span text:style-name="T45">String</text:span>(<text:span text:style-name="T28">'limeira'</text:span>)</text:p>
      <text:p text:style-name="P51"><text:span text:style-name="T16">console</text:span>.<text:span text:style-name="T25">log</text:span>(<text:span text:style-name="T16">nickname</text:span>)</text:p>
      <text:p text:style-name="P96"/>
      <text:p text:style-name="P104">Guias estelares</text:p>
      <text:p text:style-name="P36"><text:span text:style-name="T1">O guia estelar de </text:span><text:span text:style-name="T2">JavaScript</text:span></text:p>
      <text:p text:style-name="P94">Manipulando dados</text:p>
      <text:list xml:id="list823054387" text:style-name="L27">
        <text:list-item>
          <text:p text:style-name="P147">Prototype</text:p>
        </text:list-item>
      </text:list>
      <text:p text:style-name="P92">Prototype</text:p>
      <text:p text:style-name="P91"><text:tab/>* prototype-based language</text:p>
      <text:p text:style-name="P91"><text:tab/>* prototype chain</text:p>
      <text:p text:style-name="P91"><text:tab/>* <text:span text:style-name="T15">__proto__</text:span></text:p>
      <text:p text:style-name="P91"/>
      <text:p text:style-name="P91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91"/>
      <text:list xml:id="list75553161294168" text:continue-numbering="true" text:style-name="L27">
        <text:list-item>
          <text:p text:style-name="P147">Type conversion coersion</text:p>
        </text:list-item>
      </text:list>
      <text:list xml:id="list4243438284" text:style-name="L28">
        <text:list-item>
          <text:p text:style-name="P168"><text:span text:style-name="T54">Type conversion (typecasting) v</text:span><text:span text:style-name="T55">s</text:span><text:span text:style-name="T54"> Type coersion</text:span></text:p>
        </text:list-item>
        <text:list-item>
          <text:p text:style-name="P151">Alteração de um tipo de dado para outro tipo</text:p>
          <text:list>
            <text:list-item>
              <text:p text:style-name="P168"><text:span text:style-name="T60">type conversion</text:span><text:span text:style-name="T54"> - explicitamente altera um tipo de dado para outro. </text:span><text:span text:style-name="T55">C</text:span><text:span text:style-name="T54">apacidade do programador de realizar a troca.</text:span></text:p>
            </text:list-item>
            <text:list-item>
              <text:p text:style-name="P168"><text:span text:style-name="T60">type coersion</text:span><text:span text:style-name="T54"> - JS implicitamente realizando essa troca. capacidade do JS de força</text:span><text:span text:style-name="T55">r</text:span><text:span text:style-name="T54"> uma troca.</text:span></text:p>
            </text:list-item>
          </text:list>
        </text:list-item>
      </text:list>
      <text:p text:style-name="P152"/>
      <text:p text:style-name="P54"><text:span text:style-name="T16">console</text:span>.<text:span text:style-name="T25">log</text:span>(<text:span text:style-name="T28">'9'</text:span> + <text:span text:style-name="T38">5</text:span>) <text:span text:style-name="T36">// coersion</text:span></text:p>
      <text:p text:style-name="P67"><text:span text:style-name="T18">console</text:span><text:span text:style-name="T24">.</text:span><text:span text:style-name="T27">log</text:span><text:span text:style-name="T24">(</text:span><text:span text:style-name="T46">Number</text:span><text:span text:style-name="T24">(</text:span><text:span text:style-name="T29">'9'</text:span><text:span text:style-name="T24">) + </text:span><text:span text:style-name="T39">5</text:span><text:span text:style-name="T24">) </text:span><text:span text:style-name="T37">//conversion</text:span></text:p>
      <text:p text:style-name="P90"/>
      <text:list xml:id="list75552849713120" text:continue-list="list75553161294168" text:style-name="L27">
        <text:list-item>
          <text:p text:style-name="P147">Strings em números</text:p>
        </text:list-item>
      </text:list>
      <text:list xml:id="list2060520814" text:style-name="L29">
        <text:list-item>
          <text:p text:style-name="P153">Manipulando Strings e Números:</text:p>
        </text:list-item>
        <text:list-item>
          <text:p text:style-name="P153">Transformar String em Número e Número em String.</text:p>
        </text:list-item>
      </text:list>
      <text:p text:style-name="P90"/>
      <text:p text:style-name="P50"><text:span text:style-name="T32">let</text:span> <text:span text:style-name="T16">string</text:span> = <text:span text:style-name="T28">"123"</text:span></text:p>
      <text:p text:style-name="P51"><text:span text:style-name="T32">let</text:span> <text:span text:style-name="T16">number</text:span> = <text:span text:style-name="T38">321</text:span></text:p>
      <text:p text:style-name="P51"><text:span text:style-name="T16">console</text:span>.<text:span text:style-name="T25">log</text:span>(<text:span text:style-name="T45">Number</text:span>(<text:span text:style-name="T16">string</text:span>))</text:p>
      <text:p text:style-name="P51"><text:span text:style-name="T16">console</text:span>.<text:span text:style-name="T25">log</text:span>(<text:span text:style-name="T45">String</text:span>(<text:span text:style-name="T16">number</text:span>))</text:p>
      <text:p text:style-name="P90"/>
      <text:list xml:id="list75553446168892" text:continue-list="list75552849713120" text:style-name="L27">
        <text:list-item>
          <text:p text:style-name="P147">Contando caracteres e digitos</text:p>
        </text:list-item>
      </text:list>
      <text:list xml:id="list228100791" text:style-name="L30">
        <text:list-item>
          <text:p text:style-name="P154">Manipulando Strings e Números:</text:p>
        </text:list-item>
        <text:list-item>
          <text:p text:style-name="P169"><text:span text:style-name="T54">Contar quantos caracteres tem uma palavra e quantos dígitos tem um númer</text:span><text:span text:style-name="T56">o</text:span><text:span text:style-name="T54">.</text:span></text:p>
        </text:list-item>
      </text:list>
      <text:p text:style-name="P90"/>
      <text:p text:style-name="P50"><text:span text:style-name="T32">let</text:span> <text:span text:style-name="T16">word</text:span> = <text:span text:style-name="T28">"Nabucodonozor"</text:span></text:p>
      <text:p text:style-name="P51"><text:span text:style-name="T16">console</text:span>.<text:span text:style-name="T25">log</text:span>(<text:span text:style-name="T16">word</text:span>.<text:span text:style-name="T42">length</text:span>)</text:p>
      <text:p text:style-name="P51"><text:span text:style-name="T32">let</text:span> <text:span text:style-name="T16">number</text:span> = <text:span text:style-name="T38">1234</text:span></text:p>
      <text:p text:style-name="P51"><text:span text:style-name="T16">console</text:span>.<text:span text:style-name="T25">log</text:span>(<text:span text:style-name="T45">String</text:span>(<text:span text:style-name="T16">number</text:span>).<text:span text:style-name="T42">length</text:span>)</text:p>
      <text:p text:style-name="P90"/>
      <text:list xml:id="list75553093824948" text:continue-list="list75553446168892" text:style-name="L27">
        <text:list-item>
          <text:p text:style-name="P147">Casas decimais</text:p>
        </text:list-item>
      </text:list>
      <text:list xml:id="list3522450357" text:style-name="L31">
        <text:list-item>
          <text:p text:style-name="P155">Manipulando Strings e Números:</text:p>
        </text:list-item>
        <text:list-item>
          <text:p text:style-name="P170"><text:span text:style-name="T57">T</text:span><text:span text:style-name="T54">ransformar um número quebrado com 2 casas decimais e trocar ponto por vírgula.</text:span></text:p>
        </text:list-item>
      </text:list>
      <text:p text:style-name="P90"/>
      <text:p text:style-name="P50"><text:soft-page-break/><text:span text:style-name="T32">let</text:span> <text:span text:style-name="T16">number</text:span> = <text:span text:style-name="T38">345.423409784059234</text:span></text:p>
      <text:p text:style-name="P51"><text:span text:style-name="T16">console</text:span>.<text:span text:style-name="T25">log</text:span>(<text:span text:style-name="T16">number</text:span>.<text:span text:style-name="T25">toFixed</text:span>(<text:span text:style-name="T38">2</text:span>).<text:span text:style-name="T25">replace</text:span>(<text:span text:style-name="T28">"."</text:span>, <text:span text:style-name="T28">","</text:span>))</text:p>
      <text:p text:style-name="P90"/>
      <text:list xml:id="list75553684680388" text:continue-list="list75553093824948" text:style-name="L27">
        <text:list-item>
          <text:p text:style-name="P147">Maiúsculas e minúsculas</text:p>
        </text:list-item>
      </text:list>
      <text:list xml:id="list1403803491" text:style-name="L32">
        <text:list-item>
          <text:p text:style-name="P156">Manipulando Strings e Números:</text:p>
        </text:list-item>
        <text:list-item>
          <text:p text:style-name="P156">Transforme letras minúsculas em maiúsculas. Faça o contraŕio disso também.</text:p>
        </text:list-item>
      </text:list>
      <text:p text:style-name="P157"/>
      <text:p text:style-name="P55"><text:span text:style-name="T32">let</text:span> <text:span text:style-name="T16">word</text:span> = <text:span text:style-name="T28">"Programar é muito bacana!"</text:span></text:p>
      <text:p text:style-name="P51"><text:span text:style-name="T16">console</text:span>.<text:span text:style-name="T25">log</text:span>(<text:span text:style-name="T16">word</text:span>.<text:span text:style-name="T25">toLowerCase</text:span>()) <text:span text:style-name="T36">// minúsculo</text:span></text:p>
      <text:p text:style-name="P67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7">// maiúsculo</text:span></text:p>
      <text:p text:style-name="P157"/>
      <text:list xml:id="list75553495207617" text:continue-list="list75553684680388" text:style-name="L27">
        <text:list-item>
          <text:p text:style-name="P147">Separando strings</text:p>
        </text:list-item>
      </text:list>
      <text:list xml:id="list2476030855" text:style-name="L33">
        <text:list-item>
          <text:p text:style-name="P158">Manipulando Strings e Números:</text:p>
        </text:list-item>
        <text:list-item>
          <text:p text:style-name="P158">Separe um texto que contém espaços, em um novo array onde cada texto é uma posição do array. Depois disso, transforme o array em um texto e onde eram espaços, coloque _ .</text:p>
        </text:list-item>
      </text:list>
      <text:p text:style-name="P159"/>
      <text:p text:style-name="P56"><text:span text:style-name="T32">let</text:span> <text:span text:style-name="T16">phrase</text:span> = <text:span text:style-name="T28">"O rato roeu a roupa do rei de roma"</text:span></text:p>
      <text:p text:style-name="P51"><text:span text:style-name="T32">let</text:span> <text:span text:style-name="T16">myArray</text:span> = <text:span text:style-name="T16">phrase</text:span>.<text:span text:style-name="T25">split</text:span>(<text:span text:style-name="T28">" "</text:span>)</text:p>
      <text:p text:style-name="P51"><text:span text:style-name="T16">console</text:span>.<text:span text:style-name="T25">log</text:span>(<text:span text:style-name="T16">phrase</text:span>)</text:p>
      <text:p text:style-name="P51"><text:span text:style-name="T16">console</text:span>.<text:span text:style-name="T25">log</text:span>(<text:span text:style-name="T16">myArray</text:span>)</text:p>
      <text:p text:style-name="P51"><text:span text:style-name="T32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67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59"/>
      <text:list xml:id="list75553760501438" text:continue-list="list75553495207617" text:style-name="L27">
        <text:list-item>
          <text:p text:style-name="P147">Encontrando palavras em frases</text:p>
        </text:list-item>
      </text:list>
      <text:list xml:id="list516207222" text:style-name="L34">
        <text:list-item>
          <text:p text:style-name="P160">Manipulando Strings e Números</text:p>
        </text:list-item>
        <text:list-item>
          <text:p text:style-name="P160">Verificar se o texto contém a palavra Amor.</text:p>
        </text:list-item>
        <text:list-item>
          <text:p text:style-name="P160">.includes() é case sencitive</text:p>
        </text:list-item>
      </text:list>
      <text:p text:style-name="P161"/>
      <text:p text:style-name="P57"><text:span text:style-name="T32">let</text:span> <text:span text:style-name="T16">phrase</text:span> = <text:span text:style-name="T28">"Eu que viver o Amor!"</text:span></text:p>
      <text:p text:style-name="P67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61"/>
      <text:list xml:id="list75554263697097" text:continue-list="list75553760501438" text:style-name="L27">
        <text:list-item>
          <text:p text:style-name="P147">Criando array com construtor</text:p>
        </text:list-item>
      </text:list>
      <text:list xml:id="list1994492679" text:style-name="L35">
        <text:list-item>
          <text:p text:style-name="P162">Manipulando Arrays:</text:p>
        </text:list-item>
        <text:list-item>
          <text:p text:style-name="P162">Criar Array com construtor</text:p>
        </text:list-item>
      </text:list>
      <text:p text:style-name="P163"/>
      <text:p text:style-name="P58"><text:span text:style-name="T32">let</text:span> <text:span text:style-name="T16">myArray1</text:span> = [<text:span text:style-name="T28">'a'</text:span>, <text:span text:style-name="T28">'b'</text:span>, <text:span text:style-name="T28">'c'</text:span>]</text:p>
      <text:p text:style-name="P51"><text:span text:style-name="T16">console</text:span>.<text:span text:style-name="T25">log</text:span>(<text:span text:style-name="T16">myArray1</text:span>)</text:p>
      <text:p text:style-name="P51"><text:span text:style-name="T32">let</text:span> <text:span text:style-name="T16">myArray2</text:span> = <text:span text:style-name="T32">new</text:span> <text:span text:style-name="T45">Array</text:span>(<text:span text:style-name="T28">'d'</text:span>, <text:span text:style-name="T28">'e'</text:span>, <text:span text:style-name="T28">'f'</text:span>)</text:p>
      <text:p text:style-name="P51"><text:span text:style-name="T16">console</text:span>.<text:span text:style-name="T25">log</text:span>(<text:span text:style-name="T16">myArray2</text:span>)</text:p>
      <text:p text:style-name="P51"><text:span text:style-name="T32">let</text:span> <text:span text:style-name="T16">myArray3</text:span> = <text:span text:style-name="T32">new</text:span> <text:span text:style-name="T45">Array</text:span>(<text:span text:style-name="T38">10</text:span>)</text:p>
      <text:p text:style-name="P67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63"/>
      <text:list xml:id="list75552428310189" text:continue-list="list75554263697097" text:style-name="L27">
        <text:list-item>
          <text:p text:style-name="P147">Elementos do Array</text:p>
        </text:list-item>
      </text:list>
      <text:list xml:id="list1988602305" text:style-name="L36">
        <text:list-item>
          <text:p text:style-name="P164">Manipulando Arrays</text:p>
        </text:list-item>
        <text:list-item>
          <text:p text:style-name="P164">Contar elementos de um array</text:p>
        </text:list-item>
      </text:list>
      <text:p text:style-name="P90"/>
      <text:p text:style-name="P68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90"/>
      <text:list xml:id="list75552298964460" text:continue-list="list75552428310189" text:style-name="L27">
        <text:list-item>
          <text:p text:style-name="P147">Strings para arrays</text:p>
        </text:list-item>
      </text:list>
      <text:list xml:id="list1530019377" text:style-name="L37">
        <text:list-item>
          <text:p text:style-name="P166"><text:soft-page-break/>Manipulando Arrays</text:p>
        </text:list-item>
        <text:list-item>
          <text:p text:style-name="P166">Transformar uma cadeia de caracteres em elementos de um array</text:p>
        </text:list-item>
      </text:list>
      <text:p text:style-name="P167"/>
      <text:p text:style-name="P59"><text:span text:style-name="T32">let</text:span> <text:span text:style-name="T16">word</text:span> = <text:span text:style-name="T28">"nabucodonozor"</text:span></text:p>
      <text:p text:style-name="P67"><text:span text:style-name="T18">console</text:span><text:span text:style-name="T24">.</text:span><text:span text:style-name="T27">log</text:span><text:span text:style-name="T24">(</text:span><text:span text:style-name="T46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67"/>
      <text:list xml:id="list75552830157055" text:continue-list="list75552298964460" text:style-name="L27">
        <text:list-item>
          <text:p text:style-name="P147">Manipulandos arrays</text:p>
        </text:list-item>
      </text:list>
      <text:p text:style-name="P90"/>
      <text:p text:style-name="P50"><text:span text:style-name="T32">let</text:span> <text:span text:style-name="T16">techs</text:span> = [<text:span text:style-name="T28">"html"</text:span>, <text:span text:style-name="T28">"css"</text:span>, <text:span text:style-name="T28">"js"</text:span>]</text:p>
      <text:p text:style-name="P67"/>
      <text:p text:style-name="P76">//adicionar um item no fim</text:p>
      <text:p text:style-name="P51"><text:span text:style-name="T16">techs</text:span>.<text:span text:style-name="T25">push</text:span>(<text:span text:style-name="T28">"nodejs"</text:span>)</text:p>
      <text:p text:style-name="P76">//adicionar no começo</text:p>
      <text:p text:style-name="P51"><text:span text:style-name="T16">techs</text:span>.<text:span text:style-name="T25">unshift</text:span>(<text:span text:style-name="T28">"sql"</text:span>)</text:p>
      <text:p text:style-name="P76">//remover do fim</text:p>
      <text:p text:style-name="P51"><text:span text:style-name="T16">techs</text:span>.<text:span text:style-name="T25">pop</text:span>()</text:p>
      <text:p text:style-name="P76">//remover do começo</text:p>
      <text:p text:style-name="P51"><text:span text:style-name="T16">techs</text:span>.<text:span text:style-name="T25">shift</text:span>()</text:p>
      <text:p text:style-name="P76">//pegar somente alguns elementos do array</text:p>
      <text:p text:style-name="P51"><text:span text:style-name="T16">console</text:span>.<text:span text:style-name="T25">log</text:span>(<text:span text:style-name="T16">techs</text:span>.<text:span text:style-name="T25">slice</text:span>(<text:span text:style-name="T38">1</text:span>, <text:span text:style-name="T38">3</text:span>))</text:p>
      <text:p text:style-name="P76">//remover 1 ou mais items em qualquer posição do array</text:p>
      <text:p text:style-name="P51"><text:span text:style-name="T16">techs</text:span>.<text:span text:style-name="T25">splice</text:span>(<text:span text:style-name="T38">1</text:span>, <text:span text:style-name="T38">1</text:span>)</text:p>
      <text:p text:style-name="P76">// encontrar a posição de um elemento no array</text:p>
      <text:p text:style-name="P51"><text:span text:style-name="T32">let</text:span> <text:span text:style-name="T16">index</text:span> = <text:span text:style-name="T16">techs</text:span>.<text:span text:style-name="T25">indexOf</text:span>(<text:span text:style-name="T28">'html'</text:span>)</text:p>
      <text:p text:style-name="P51"><text:span text:style-name="T16">console</text:span>.<text:span text:style-name="T25">log</text:span>(<text:span text:style-name="T16">index</text:span>)</text:p>
      <text:p text:style-name="P51"><text:span text:style-name="T16">techs</text:span>.<text:span text:style-name="T25">splice</text:span>(<text:span text:style-name="T16">index</text:span>, <text:span text:style-name="T38">1</text:span>)</text:p>
      <text:p text:style-name="P51"><text:span text:style-name="T16">console</text:span>.<text:span text:style-name="T25">log</text:span>(<text:span text:style-name="T16">techs</text:span>)</text:p>
      <text:p text:style-name="P97"/>
      <text:p text:style-name="P105">Guias estelares</text:p>
      <text:p text:style-name="P37"><text:span text:style-name="T1">O guia estelar de </text:span><text:span text:style-name="T2">JavaScript</text:span></text:p>
      <text:p text:style-name="P95">Expressões e operadores</text:p>
      <text:list xml:id="list1122714829" text:style-name="L38">
        <text:list-item>
          <text:p text:style-name="P146">Expressões e operadores</text:p>
        </text:list-item>
      </text:list>
      <text:p text:style-name="P149">Expressão é qualquer linha de código que resolve alguma coisa no JS. <text:span text:style-name="T61">Toda expressão pode o não terminar com ;</text:span></text:p>
      <text:p text:style-name="P149"/>
      <text:p text:style-name="P179"><text:span text:style-name="T32">let</text:span> <text:span text:style-name="T16">number</text:span> = <text:span text:style-name="T38">1</text:span> <text:span text:style-name="T36">// expressão</text:span></text:p>
      <text:p text:style-name="P51"><text:span text:style-name="T16">console</text:span>.<text:span text:style-name="T25">log</text:span>(<text:span text:style-name="T16">number</text:span> + <text:span text:style-name="T38">1</text:span>) <text:span text:style-name="T36">//operador binário</text:span></text:p>
      <text:p text:style-name="P51"><text:span text:style-name="T16">console</text:span>.<text:span text:style-name="T25">log</text:span>(++<text:span text:style-name="T16">number</text:span>) <text:span text:style-name="T36">// unário</text:span></text:p>
      <text:p text:style-name="P51"><text:span text:style-name="T16">console</text:span>.<text:span text:style-name="T25">log</text:span>(<text:span text:style-name="T32">typeof</text:span> <text:span text:style-name="T16">number</text:span>) <text:span text:style-name="T36">// unário</text:span></text:p>
      <text:p text:style-name="P51"><text:span text:style-name="T16">console</text:span>.<text:span text:style-name="T25">log</text:span>(<text:span text:style-name="T32">true</text:span> ? <text:span text:style-name="T28">'alo'</text:span> : <text:span text:style-name="T28">'nada'</text:span>) <text:span text:style-name="T36">// ternário</text:span></text:p>
      <text:p text:style-name="P149"/>
      <text:list xml:id="list75553018787043" text:continue-numbering="true" text:style-name="L38">
        <text:list-item>
          <text:p text:style-name="P146">New</text:p>
        </text:list-item>
      </text:list>
      <text:list xml:id="list2738319110" text:style-name="L39">
        <text:list-item>
          <text:p text:style-name="P171"><text:span text:style-name="T58">left-hand-side expression</text:span></text:p>
        </text:list-item>
        <text:list-item>
          <text:p text:style-name="P171"><text:span text:style-name="T58">cria um novo objeto</text:span></text:p>
        </text:list-item>
        <text:list-item>
          <text:p text:style-name="P171"><text:span text:style-name="T58">defi</text:span><text:span text:style-name="T59">n</text:span><text:span text:style-name="T58">ição - exp</text:span><text:span text:style-name="T59">r</text:span><text:span text:style-name="T58">essão que serve para criar um novo objeto</text:span></text:p>
        </text:list-item>
      </text:list>
      <text:p text:style-name="P172"><text:span text:style-name="T58"/></text:p>
      <text:p text:style-name="P182"><text:span text:style-name="T32">let</text:span> <text:span text:style-name="T16">name</text:span> = <text:span text:style-name="T32">new</text:span> <text:span text:style-name="T45">String</text:span>(<text:span text:style-name="T28">'Thiago'</text:span>)</text:p>
      <text:p text:style-name="P51"><text:span text:style-name="T16">name</text:span>.<text:span text:style-name="T16">surName</text:span> = <text:span text:style-name="T28">"Carlos"</text:span></text:p>
      <text:p text:style-name="P51"><text:span text:style-name="T32">let</text:span> <text:span text:style-name="T16">age</text:span> = <text:span text:style-name="T32">new</text:span> <text:span text:style-name="T45">Number</text:span>(<text:span text:style-name="T38">33</text:span>)</text:p>
      <text:p text:style-name="P51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67"/>
      <text:p text:style-name="P51"><text:span text:style-name="T32">let</text:span> <text:span text:style-name="T16">date</text:span> = <text:span text:style-name="T32">new</text:span> <text:span text:style-name="T45">Date</text:span>(<text:span text:style-name="T28">'2021-05-03'</text:span>)</text:p>
      <text:p text:style-name="P67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72"><text:span text:style-name="T58"/></text:p>
      <text:list xml:id="list75552276202514" text:continue-list="list75553018787043" text:style-name="L38">
        <text:list-item>
          <text:p text:style-name="P146">Typeof delete</text:p>
        </text:list-item>
      </text:list>
      <text:list xml:id="list2975790783" text:style-name="L40">
        <text:list-item>
          <text:p text:style-name="P173"><text:span text:style-name="T58">Operadores unários</text:span></text:p>
          <text:list>
            <text:list-item>
              <text:p text:style-name="P173"><text:span text:style-name="T58">typeof - define o tipo de objeto.</text:span></text:p>
            </text:list-item>
            <text:list-item>
              <text:p text:style-name="P173"><text:span text:style-name="T58">delete - procura uma propriedade dentro de um objeto e vai deletar aquela propriedade de dentro do objeto.</text:span></text:p>
            </text:list-item>
          </text:list>
        </text:list-item>
      </text:list>
      <text:p text:style-name="P174"><text:span text:style-name="T58"/></text:p>
      <text:p text:style-name="P183"><text:span text:style-name="T16">console</text:span>.<text:span text:style-name="T25">log</text:span>(<text:span text:style-name="T32">typeof</text:span> <text:span text:style-name="T28">"Thiago"</text:span>)</text:p>
      <text:p text:style-name="P51"><text:span text:style-name="T32">const</text:span> <text:span text:style-name="T42">person</text:span> = {</text:p>
      <text:p text:style-name="P51"><text:span text:style-name="T16"><text:tab/>name:</text:span> <text:span text:style-name="T28">'Carlos'</text:span>,</text:p>
      <text:p text:style-name="P51"><text:span text:style-name="T16"><text:tab/>age:</text:span> <text:span text:style-name="T38">33</text:span>,</text:p>
      <text:p text:style-name="P51">}</text:p>
      <text:p text:style-name="P51"><text:span text:style-name="T16">console</text:span>.<text:span text:style-name="T25">log</text:span>(<text:span text:style-name="T42">person</text:span>)</text:p>
      <text:p text:style-name="P51"><text:span text:style-name="T32">delete</text:span> <text:span text:style-name="T42">person</text:span>.<text:span text:style-name="T16">age</text:span></text:p>
      <text:p text:style-name="P67"><text:span text:style-name="T18">console</text:span><text:span text:style-name="T24">.</text:span><text:span text:style-name="T27">log</text:span><text:span text:style-name="T24">(</text:span><text:span text:style-name="T43">person</text:span><text:span text:style-name="T24">)</text:span></text:p>
      <text:p text:style-name="P174"><text:span text:style-name="T58"/></text:p>
      <text:list xml:id="list75553081308292" text:continue-list="list75552276202514" text:style-name="L38">
        <text:list-item>
          <text:p text:style-name="P146">Operadores aritméticos</text:p>
        </text:list-item>
      </text:list>
      <text:p text:style-name="P187"/>
      <text:p text:style-name="P76">// multiplicação *</text:p>
      <text:p text:style-name="P51"><text:span text:style-name="T16">console</text:span>.<text:span text:style-name="T25">log</text:span>(<text:span text:style-name="T38">3</text:span> * <text:span text:style-name="T38">5</text:span>)</text:p>
      <text:p text:style-name="P51"><text:span text:style-name="T16">console</text:span>.<text:span text:style-name="T25">log</text:span>(<text:span text:style-name="T38">3.21</text:span> * <text:span text:style-name="T38">5.5</text:span>)</text:p>
      <text:p text:style-name="P76">// divisão /</text:p>
      <text:p text:style-name="P51"><text:span text:style-name="T16">console</text:span>.<text:span text:style-name="T25">log</text:span>(<text:span text:style-name="T38">12</text:span> / <text:span text:style-name="T38">2</text:span>)</text:p>
      <text:p text:style-name="P76">// soma +</text:p>
      <text:p text:style-name="P51"><text:span text:style-name="T16">console</text:span>.<text:span text:style-name="T25">log</text:span>(<text:span text:style-name="T38">34</text:span> + <text:span text:style-name="T38">67</text:span>)</text:p>
      <text:p text:style-name="P76"><text:soft-page-break/>// subtração -</text:p>
      <text:p text:style-name="P51"><text:span text:style-name="T16">console</text:span>.<text:span text:style-name="T25">log</text:span>(<text:span text:style-name="T38">34</text:span> - <text:span text:style-name="T38">23</text:span>)</text:p>
      <text:p text:style-name="P76">// resto da divisão %</text:p>
      <text:p text:style-name="P51"><text:span text:style-name="T32">let</text:span> <text:span text:style-name="T16">remainder</text:span></text:p>
      <text:p text:style-name="P51"><text:span text:style-name="T16">remainder</text:span> = <text:span text:style-name="T38">11</text:span> % <text:span text:style-name="T38">9</text:span></text:p>
      <text:p text:style-name="P51"><text:span text:style-name="T16">console</text:span>.<text:span text:style-name="T25">log</text:span>(<text:span text:style-name="T16">remainder</text:span>)</text:p>
      <text:p text:style-name="P76">// incremento ++</text:p>
      <text:p text:style-name="P51"><text:span text:style-name="T32">let</text:span> <text:span text:style-name="T16">increment</text:span> = <text:span text:style-name="T38">0</text:span></text:p>
      <text:p text:style-name="P51"><text:span text:style-name="T16">increment</text:span>++</text:p>
      <text:p text:style-name="P51"><text:span text:style-name="T16">increment</text:span>++</text:p>
      <text:p text:style-name="P51"><text:span text:style-name="T16">console</text:span>.<text:span text:style-name="T25">log</text:span>(<text:span text:style-name="T16">increment</text:span>)</text:p>
      <text:p text:style-name="P76">// descremento --</text:p>
      <text:p text:style-name="P51"><text:span text:style-name="T32">let</text:span> <text:span text:style-name="T16">decrement</text:span> = <text:span text:style-name="T38">0</text:span></text:p>
      <text:p text:style-name="P51"><text:span text:style-name="T16">decrement</text:span>--</text:p>
      <text:p text:style-name="P51"><text:span text:style-name="T16">console</text:span>.<text:span text:style-name="T25">log</text:span>(<text:span text:style-name="T16">decrement</text:span>)</text:p>
      <text:p text:style-name="P76">// exponencial **</text:p>
      <text:p text:style-name="P51"><text:span text:style-name="T16">console</text:span>.<text:span text:style-name="T25">log</text:span>(<text:span text:style-name="T38">3</text:span> ** <text:span text:style-name="T38">3</text:span>)</text:p>
      <text:p text:style-name="P89"/>
      <text:list xml:id="list75552453610455" text:continue-numbering="true" text:style-name="L38">
        <text:list-item>
          <text:p text:style-name="P146">Grouping operator</text:p>
        </text:list-item>
      </text:list>
      <text:p text:style-name="P89"/>
      <text:p text:style-name="P180"><text:span text:style-name="T32">let</text:span> <text:span text:style-name="T16">total</text:span> = <text:span text:style-name="T38">2</text:span> + <text:span text:style-name="T38">3</text:span> * <text:span text:style-name="T38">5</text:span></text:p>
      <text:p text:style-name="P51"><text:span text:style-name="T16">console</text:span>.<text:span text:style-name="T25">log</text:span>(<text:span text:style-name="T16">total</text:span>)</text:p>
      <text:p text:style-name="P51"><text:span text:style-name="T32">let</text:span> <text:span text:style-name="T16">total2</text:span> = ((<text:span text:style-name="T38">2</text:span> + <text:span text:style-name="T38">3</text:span>) * <text:span text:style-name="T38">5</text:span>)</text:p>
      <text:p text:style-name="P51"><text:span text:style-name="T16">console</text:span>.<text:span text:style-name="T25">log</text:span>(<text:span text:style-name="T16">total2</text:span>)</text:p>
      <text:p text:style-name="P89"/>
      <text:list xml:id="list75552908250750" text:continue-numbering="true" text:style-name="L38">
        <text:list-item>
          <text:p text:style-name="P146">Operadores de comparação igual a e diferente de</text:p>
        </text:list-item>
      </text:list>
      <text:list xml:id="list2759664565" text:style-name="L41">
        <text:list-item>
          <text:p text:style-name="P175"><text:span text:style-name="T58">Operadores de comparação.</text:span></text:p>
        </text:list-item>
        <text:list-item>
          <text:p text:style-name="P175"><text:span text:style-name="T58">Irá comparar valores e retornar um Boolean como resposta à comparação.</text:span></text:p>
        </text:list-item>
      </text:list>
      <text:p text:style-name="P176"><text:span text:style-name="T58"/></text:p>
      <text:p text:style-name="P184"><text:span text:style-name="T32">let</text:span> <text:span text:style-name="T16">one</text:span> = <text:span text:style-name="T38">1</text:span></text:p>
      <text:p text:style-name="P51"><text:span text:style-name="T32">let</text:span> <text:span text:style-name="T16">two</text:span> = <text:span text:style-name="T38">2</text:span></text:p>
      <text:p text:style-name="P76">// igual a ==</text:p>
      <text:p text:style-name="P51"><text:span text:style-name="T16">console</text:span>.<text:span text:style-name="T25">log</text:span>( <text:span text:style-name="T16">two</text:span> == <text:span text:style-name="T38">1</text:span>)</text:p>
      <text:p text:style-name="P51"><text:span text:style-name="T16">console</text:span>.<text:span text:style-name="T25">log</text:span>( <text:span text:style-name="T16">one</text:span> == <text:span text:style-name="T28">"1"</text:span>)</text:p>
      <text:p text:style-name="P76">// diferente de !=</text:p>
      <text:p text:style-name="P51"><text:span text:style-name="T16">console</text:span>.<text:span text:style-name="T25">log</text:span>(<text:span text:style-name="T16">one</text:span> != <text:span text:style-name="T16">two</text:span>)</text:p>
      <text:p text:style-name="P51"><text:span text:style-name="T16">console</text:span>.<text:span text:style-name="T25">log</text:span>(<text:span text:style-name="T16">one</text:span> != <text:span text:style-name="T38">1</text:span>)</text:p>
      <text:p text:style-name="P67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76"><text:span text:style-name="T58"/></text:p>
      <text:list xml:id="list75554316940817" text:continue-list="list75552908250750" text:style-name="L38">
        <text:list-item>
          <text:p text:style-name="P146">Operadores de comparação estritamente igual e estritamente diferente</text:p>
        </text:list-item>
      </text:list>
      <text:list xml:id="list732835796" text:style-name="L42">
        <text:list-item>
          <text:p text:style-name="P177"><text:span text:style-name="T58">Operadores de comparação.</text:span></text:p>
        </text:list-item>
        <text:list-item>
          <text:p text:style-name="P177"><text:span text:style-name="T58">Irá comparar não apenas os valores, mas também o tipo da variável e retornar um Boolean como resposta à comparação.</text:span></text:p>
        </text:list-item>
      </text:list>
      <text:p text:style-name="P178"><text:span text:style-name="T58"/></text:p>
      <text:p text:style-name="P185"><text:span text:style-name="T32">let</text:span> <text:span text:style-name="T16">one</text:span> = <text:span text:style-name="T38">1</text:span></text:p>
      <text:p text:style-name="P51"><text:span text:style-name="T32">let</text:span> <text:span text:style-name="T16">two</text:span> = <text:span text:style-name="T38">2</text:span></text:p>
      <text:p text:style-name="P76">// estritamente igual a ==</text:p>
      <text:p text:style-name="P51"><text:span text:style-name="T16">console</text:span>.<text:span text:style-name="T25">log</text:span>( <text:span text:style-name="T16">one</text:span> === <text:span text:style-name="T38">1</text:span>)</text:p>
      <text:p text:style-name="P51"><text:span text:style-name="T16">console</text:span>.<text:span text:style-name="T25">log</text:span>( <text:span text:style-name="T16">one</text:span> === <text:span text:style-name="T28">"1"</text:span>)</text:p>
      <text:p text:style-name="P76"><text:soft-page-break/>// estritamente diferente de !=</text:p>
      <text:p text:style-name="P51"><text:span text:style-name="T16">console</text:span>.<text:span text:style-name="T25">log</text:span>(<text:span text:style-name="T16">two</text:span> !== <text:span text:style-name="T28">"2"</text:span>)</text:p>
      <text:p text:style-name="P67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9">2</text:span><text:span text:style-name="T24">)</text:span></text:p>
      <text:p text:style-name="P178"><text:span text:style-name="T58"/></text:p>
      <text:list xml:id="list75553941774876" text:continue-list="list75554316940817" text:style-name="L38">
        <text:list-item>
          <text:p text:style-name="P146">Operadores de comparação maios e menor(igual)</text:p>
        </text:list-item>
      </text:list>
      <text:p text:style-name="P89"/>
      <text:list xml:id="list75553422930278" text:continue-numbering="true" text:style-name="L38">
        <text:list-item>
          <text:p text:style-name="P146">operadores de atribuição</text:p>
        </text:list-item>
      </text:list>
      <text:p text:style-name="P89"/>
      <text:list xml:id="list75553017070851" text:continue-numbering="true" text:style-name="L38">
        <text:list-item>
          <text:p text:style-name="P146">Operadores lógicos</text:p>
        </text:list-item>
      </text:list>
      <text:p text:style-name="P89"/>
      <text:list xml:id="list75552589774774" text:continue-numbering="true" text:style-name="L38">
        <text:list-item>
          <text:p text:style-name="P146">Operadoes condicional ternário</text:p>
        </text:list-item>
      </text:list>
      <text:p text:style-name="P89"/>
      <text:list xml:id="list75553090235532" text:continue-numbering="true" text:style-name="L38">
        <text:list-item>
          <text:p text:style-name="P146">Operadores para string</text:p>
        </text:list-item>
      </text:list>
      <text:p text:style-name="P89"/>
      <text:list xml:id="list75554413717052" text:continue-numbering="true" text:style-name="L38">
        <text:list-item>
          <text:p text:style-name="P146">Falsy e truthy</text:p>
        </text:list-item>
      </text:list>
      <text:p text:style-name="P89"/>
      <text:list xml:id="list75553688631168" text:continue-numbering="true" text:style-name="L38">
        <text:list-item>
          <text:p text:style-name="P146">Procedência dos operadores</text:p>
        </text:list-item>
      </text:list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5-03T07:55:51.970134953</dc:date>
    <meta:editing-duration>PT3H26S</meta:editing-duration>
    <meta:editing-cycles>22</meta:editing-cycles>
    <meta:generator>LibreOffice/6.1.5.2$Linux_X86_64 LibreOffice_project/10$Build-2</meta:generator>
    <meta:document-statistic meta:table-count="0" meta:image-count="0" meta:object-count="0" meta:page-count="19" meta:paragraph-count="663" meta:word-count="2857" meta:character-count="17942" meta:non-whitespace-character-count="15883"/>
  </office:meta>
</office:document-meta>
</file>